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14b303"/>
    </style:style>
    <style:style style:name="P3" style:family="paragraph" style:parent-style-name="Standard">
      <style:paragraph-properties fo:line-height="150%"/>
      <style:text-properties officeooo:paragraph-rsid="00180175"/>
    </style:style>
    <style:style style:name="P4" style:family="paragraph" style:parent-style-name="Standard">
      <style:paragraph-properties fo:line-height="150%"/>
      <style:text-properties officeooo:paragraph-rsid="001b102b"/>
    </style:style>
    <style:style style:name="P5" style:family="paragraph" style:parent-style-name="Standard">
      <style:paragraph-properties fo:line-height="150%"/>
      <style:text-properties officeooo:paragraph-rsid="0044f98b"/>
    </style:style>
    <style:style style:name="P6" style:family="paragraph" style:parent-style-name="Standard">
      <style:paragraph-properties fo:line-height="150%"/>
      <style:text-properties officeooo:paragraph-rsid="007c089b"/>
    </style:style>
    <style:style style:name="P7" style:family="paragraph" style:parent-style-name="Standard">
      <style:paragraph-properties fo:line-height="150%"/>
      <style:text-properties officeooo:paragraph-rsid="009bf466"/>
    </style:style>
    <style:style style:name="P8" style:family="paragraph" style:parent-style-name="Standard">
      <style:paragraph-properties fo:line-height="150%"/>
      <style:text-properties officeooo:paragraph-rsid="00a2e021"/>
    </style:style>
    <style:style style:name="P9" style:family="paragraph" style:parent-style-name="Standard">
      <style:paragraph-properties fo:line-height="150%" fo:text-align="center" style:justify-single-word="false"/>
      <style:text-properties fo:font-weight="bold" style:font-weight-asian="bold" style:font-weight-complex="bold"/>
    </style:style>
    <style:style style:name="P10" style:family="paragraph" style:parent-style-name="Standard">
      <style:paragraph-properties fo:line-height="150%"/>
      <style:text-properties officeooo:rsid="0014b303" officeooo:paragraph-rsid="0014b303"/>
    </style:style>
    <style:style style:name="P11" style:family="paragraph" style:parent-style-name="Standard">
      <style:paragraph-properties fo:line-height="150%"/>
      <style:text-properties officeooo:rsid="0014b3d0" officeooo:paragraph-rsid="00180175"/>
    </style:style>
    <style:style style:name="P12" style:family="paragraph" style:parent-style-name="Standard">
      <style:paragraph-properties fo:line-height="150%"/>
      <style:text-properties officeooo:rsid="00151d39" officeooo:paragraph-rsid="0014b303"/>
    </style:style>
    <style:style style:name="P13" style:family="paragraph" style:parent-style-name="Standard">
      <style:paragraph-properties fo:line-height="150%"/>
      <style:text-properties officeooo:rsid="00151d39" officeooo:paragraph-rsid="0044f98b"/>
    </style:style>
    <style:style style:name="P14" style:family="paragraph" style:parent-style-name="Standard">
      <style:paragraph-properties fo:line-height="150%"/>
      <style:text-properties officeooo:rsid="001960f7" officeooo:paragraph-rsid="001960f7"/>
    </style:style>
    <style:style style:name="P15" style:family="paragraph" style:parent-style-name="Standard">
      <style:paragraph-properties fo:line-height="150%"/>
      <style:text-properties officeooo:rsid="001b102b" officeooo:paragraph-rsid="001b102b"/>
    </style:style>
    <style:style style:name="P16" style:family="paragraph" style:parent-style-name="Standard">
      <style:paragraph-properties fo:line-height="150%"/>
      <style:text-properties officeooo:rsid="002990d6" officeooo:paragraph-rsid="002990d6"/>
    </style:style>
    <style:style style:name="P17" style:family="paragraph" style:parent-style-name="Standard">
      <style:paragraph-properties fo:line-height="150%"/>
      <style:text-properties officeooo:rsid="002990d6" officeooo:paragraph-rsid="00360bcd"/>
    </style:style>
    <style:style style:name="P18" style:family="paragraph" style:parent-style-name="Standard">
      <style:paragraph-properties fo:line-height="150%"/>
      <style:text-properties officeooo:rsid="002990d6" officeooo:paragraph-rsid="003f49c8"/>
    </style:style>
    <style:style style:name="P19" style:family="paragraph" style:parent-style-name="Standard">
      <style:paragraph-properties fo:line-height="150%"/>
      <style:text-properties officeooo:rsid="002990d6" officeooo:paragraph-rsid="004c72d5"/>
    </style:style>
    <style:style style:name="P20" style:family="paragraph" style:parent-style-name="Standard">
      <style:paragraph-properties fo:line-height="150%"/>
      <style:text-properties officeooo:rsid="002990d6" officeooo:paragraph-rsid="0057b805"/>
    </style:style>
    <style:style style:name="P21" style:family="paragraph" style:parent-style-name="Standard">
      <style:paragraph-properties fo:line-height="150%"/>
      <style:text-properties officeooo:rsid="002990d6" officeooo:paragraph-rsid="005c339a"/>
    </style:style>
    <style:style style:name="P22" style:family="paragraph" style:parent-style-name="Standard">
      <style:paragraph-properties fo:line-height="150%"/>
      <style:text-properties officeooo:rsid="002990d6" officeooo:paragraph-rsid="0062464b"/>
    </style:style>
    <style:style style:name="P23" style:family="paragraph" style:parent-style-name="Standard">
      <style:paragraph-properties fo:line-height="150%"/>
      <style:text-properties officeooo:rsid="002990d6" officeooo:paragraph-rsid="0063d753"/>
    </style:style>
    <style:style style:name="P24" style:family="paragraph" style:parent-style-name="Standard">
      <style:paragraph-properties fo:line-height="150%"/>
      <style:text-properties officeooo:rsid="002990d6" officeooo:paragraph-rsid="006aa6ee"/>
    </style:style>
    <style:style style:name="P25" style:family="paragraph" style:parent-style-name="Standard">
      <style:paragraph-properties fo:line-height="150%"/>
      <style:text-properties officeooo:rsid="002990d6" officeooo:paragraph-rsid="00a54fe3"/>
    </style:style>
    <style:style style:name="P26" style:family="paragraph" style:parent-style-name="Standard">
      <style:paragraph-properties fo:line-height="150%"/>
      <style:text-properties officeooo:rsid="002990d6" officeooo:paragraph-rsid="00a9947e"/>
    </style:style>
    <style:style style:name="P27" style:family="paragraph" style:parent-style-name="Standard">
      <style:paragraph-properties fo:line-height="150%"/>
      <style:text-properties officeooo:rsid="002990d6" officeooo:paragraph-rsid="00b6b77a"/>
    </style:style>
    <style:style style:name="P28" style:family="paragraph" style:parent-style-name="Standard">
      <style:paragraph-properties fo:line-height="150%"/>
      <style:text-properties officeooo:rsid="002990d6" officeooo:paragraph-rsid="00ba8d97"/>
    </style:style>
    <style:style style:name="P29" style:family="paragraph" style:parent-style-name="Standard">
      <style:paragraph-properties fo:line-height="150%"/>
      <style:text-properties officeooo:rsid="002b1c7a" officeooo:paragraph-rsid="002b1c7a"/>
    </style:style>
    <style:style style:name="P30" style:family="paragraph" style:parent-style-name="Standard">
      <style:paragraph-properties fo:line-height="150%"/>
      <style:text-properties officeooo:rsid="002b1c7a" officeooo:paragraph-rsid="00360bcd"/>
    </style:style>
    <style:style style:name="P31" style:family="paragraph" style:parent-style-name="Standard">
      <style:paragraph-properties fo:line-height="150%"/>
      <style:text-properties officeooo:rsid="002cc4ff" officeooo:paragraph-rsid="002cc4ff"/>
    </style:style>
    <style:style style:name="P32" style:family="paragraph" style:parent-style-name="Standard">
      <style:paragraph-properties fo:line-height="150%"/>
      <style:text-properties officeooo:rsid="002f24c2" officeooo:paragraph-rsid="002f24c2"/>
    </style:style>
    <style:style style:name="P33" style:family="paragraph" style:parent-style-name="Standard">
      <style:paragraph-properties fo:line-height="150%"/>
      <style:text-properties officeooo:rsid="003a1812" officeooo:paragraph-rsid="003e34a7"/>
    </style:style>
    <style:style style:name="P34" style:family="paragraph" style:parent-style-name="Standard">
      <style:paragraph-properties fo:line-height="150%"/>
      <style:text-properties officeooo:rsid="004c72d5" officeooo:paragraph-rsid="004c72d5"/>
    </style:style>
    <style:style style:name="P35" style:family="paragraph" style:parent-style-name="Standard">
      <style:paragraph-properties fo:line-height="150%"/>
      <style:text-properties officeooo:rsid="00506bb2" officeooo:paragraph-rsid="00506bb2"/>
    </style:style>
    <style:style style:name="P36" style:family="paragraph" style:parent-style-name="Standard">
      <style:paragraph-properties fo:line-height="150%"/>
      <style:text-properties officeooo:rsid="00506bb2" officeooo:paragraph-rsid="00bee562"/>
    </style:style>
    <style:style style:name="P37" style:family="paragraph" style:parent-style-name="Standard">
      <style:paragraph-properties fo:line-height="150%"/>
      <style:text-properties officeooo:rsid="003ea1ab" officeooo:paragraph-rsid="003e34a7"/>
    </style:style>
    <style:style style:name="P38" style:family="paragraph" style:parent-style-name="Standard">
      <style:paragraph-properties fo:line-height="150%"/>
      <style:text-properties fo:font-style="normal" officeooo:rsid="006079fd" officeooo:paragraph-rsid="0062464b" style:font-style-asian="normal" style:font-style-complex="normal"/>
    </style:style>
    <style:style style:name="P39" style:family="paragraph" style:parent-style-name="Standard">
      <style:paragraph-properties fo:line-height="150%"/>
      <style:text-properties officeooo:rsid="0063d753" officeooo:paragraph-rsid="0063d753"/>
    </style:style>
    <style:style style:name="P40" style:family="paragraph" style:parent-style-name="Standard">
      <style:paragraph-properties fo:line-height="150%"/>
      <style:text-properties officeooo:rsid="006aa6ee" officeooo:paragraph-rsid="006aa6ee"/>
    </style:style>
    <style:style style:name="P41" style:family="paragraph" style:parent-style-name="Standard">
      <style:paragraph-properties fo:line-height="150%"/>
      <style:text-properties officeooo:rsid="006ad1d9" officeooo:paragraph-rsid="006aa6ee"/>
    </style:style>
    <style:style style:name="P42" style:family="paragraph" style:parent-style-name="Standard">
      <style:paragraph-properties fo:line-height="150%"/>
      <style:text-properties officeooo:rsid="00754a4e" officeooo:paragraph-rsid="007356b7"/>
    </style:style>
    <style:style style:name="P43" style:family="paragraph" style:parent-style-name="Standard">
      <style:paragraph-properties fo:line-height="150%"/>
      <style:text-properties officeooo:rsid="00790eae" officeooo:paragraph-rsid="00790eae"/>
    </style:style>
    <style:style style:name="P44" style:family="paragraph" style:parent-style-name="Standard">
      <style:paragraph-properties fo:line-height="150%"/>
      <style:text-properties officeooo:rsid="00796570" officeooo:paragraph-rsid="00796570"/>
    </style:style>
    <style:style style:name="P45" style:family="paragraph" style:parent-style-name="Standard">
      <style:paragraph-properties fo:line-height="150%"/>
      <style:text-properties officeooo:rsid="00796570" officeooo:paragraph-rsid="007c2506"/>
    </style:style>
    <style:style style:name="P46" style:family="paragraph" style:parent-style-name="Standard">
      <style:paragraph-properties fo:line-height="150%"/>
      <style:text-properties officeooo:rsid="00796570" officeooo:paragraph-rsid="00ce774c"/>
    </style:style>
    <style:style style:name="P47" style:family="paragraph" style:parent-style-name="Standard">
      <style:paragraph-properties fo:line-height="150%"/>
      <style:text-properties officeooo:rsid="00796570" officeooo:paragraph-rsid="00d1a515"/>
    </style:style>
    <style:style style:name="P48" style:family="paragraph" style:parent-style-name="Standard">
      <style:paragraph-properties fo:line-height="150%"/>
      <style:text-properties officeooo:rsid="00796570" officeooo:paragraph-rsid="00d66953"/>
    </style:style>
    <style:style style:name="P49" style:family="paragraph" style:parent-style-name="Standard">
      <style:paragraph-properties fo:line-height="150%"/>
      <style:text-properties officeooo:rsid="007c2506" officeooo:paragraph-rsid="007c2506"/>
    </style:style>
    <style:style style:name="P50" style:family="paragraph" style:parent-style-name="Standard">
      <style:paragraph-properties fo:line-height="150%"/>
      <style:text-properties officeooo:rsid="007c2506" officeooo:paragraph-rsid="007cd4c5"/>
    </style:style>
    <style:style style:name="P51" style:family="paragraph" style:parent-style-name="Standard">
      <style:paragraph-properties fo:line-height="150%"/>
      <style:text-properties officeooo:rsid="00815dbd" officeooo:paragraph-rsid="00815dbd"/>
    </style:style>
    <style:style style:name="P52" style:family="paragraph" style:parent-style-name="Standard">
      <style:paragraph-properties fo:line-height="150%"/>
      <style:text-properties officeooo:rsid="00815dbd" officeooo:paragraph-rsid="00d66953"/>
    </style:style>
    <style:style style:name="P53" style:family="paragraph" style:parent-style-name="Standard">
      <style:paragraph-properties fo:line-height="150%"/>
      <style:text-properties officeooo:rsid="008b0083" officeooo:paragraph-rsid="008af71b"/>
    </style:style>
    <style:style style:name="P54" style:family="paragraph" style:parent-style-name="Standard">
      <style:paragraph-properties fo:line-height="150%"/>
      <style:text-properties officeooo:rsid="00b6b77a" officeooo:paragraph-rsid="00b6b77a"/>
    </style:style>
    <style:style style:name="P55" style:family="paragraph" style:parent-style-name="Standard">
      <style:paragraph-properties fo:line-height="150%"/>
      <style:text-properties officeooo:rsid="00518ced" officeooo:paragraph-rsid="00bee562"/>
    </style:style>
    <style:style style:name="P56" style:family="paragraph" style:parent-style-name="Standard">
      <style:paragraph-properties fo:line-height="150%"/>
      <style:text-properties officeooo:rsid="003e34a7" officeooo:paragraph-rsid="003f49c8"/>
    </style:style>
    <style:style style:name="P57" style:family="paragraph" style:parent-style-name="Standard">
      <style:paragraph-properties fo:line-height="150%"/>
      <style:text-properties officeooo:rsid="00754a4e" officeooo:paragraph-rsid="007356b7" fo:background-color="#ffff00"/>
    </style:style>
    <style:style style:name="P58" style:family="paragraph" style:parent-style-name="Standard">
      <style:paragraph-properties fo:line-height="150%"/>
      <style:text-properties officeooo:rsid="00796570" officeooo:paragraph-rsid="00ce774c" fo:background-color="transparent"/>
    </style:style>
    <style:style style:name="P59" style:family="paragraph" style:parent-style-name="Standard">
      <style:paragraph-properties fo:line-height="150%"/>
      <style:text-properties officeooo:rsid="00815dbd" officeooo:paragraph-rsid="00e3fb96"/>
    </style:style>
    <style:style style:name="P60" style:family="paragraph" style:parent-style-name="Standard">
      <style:paragraph-properties fo:line-height="150%"/>
      <style:text-properties officeooo:paragraph-rsid="00e3fb96"/>
    </style:style>
    <style:style style:name="T1" style:family="text">
      <style:text-properties officeooo:rsid="0011c07d"/>
    </style:style>
    <style:style style:name="T2" style:family="text">
      <style:text-properties officeooo:rsid="00127f16"/>
    </style:style>
    <style:style style:name="T3" style:family="text">
      <style:text-properties officeooo:rsid="0014b303"/>
    </style:style>
    <style:style style:name="T4" style:family="text">
      <style:text-properties officeooo:rsid="0014b3d0"/>
    </style:style>
    <style:style style:name="T5" style:family="text">
      <style:text-properties officeooo:rsid="00151d39"/>
    </style:style>
    <style:style style:name="T6" style:family="text">
      <style:text-properties officeooo:rsid="0016e479"/>
    </style:style>
    <style:style style:name="T7" style:family="text">
      <style:text-properties officeooo:rsid="00180175"/>
    </style:style>
    <style:style style:name="T8" style:family="text">
      <style:text-properties officeooo:rsid="001960f7"/>
    </style:style>
    <style:style style:name="T9" style:family="text">
      <style:text-properties officeooo:rsid="0019e6a3"/>
    </style:style>
    <style:style style:name="T10" style:family="text">
      <style:text-properties officeooo:rsid="001b102b"/>
    </style:style>
    <style:style style:name="T11" style:family="text">
      <style:text-properties officeooo:rsid="001bd579"/>
    </style:style>
    <style:style style:name="T12" style:family="text">
      <style:text-properties officeooo:rsid="001d12c9"/>
    </style:style>
    <style:style style:name="T13" style:family="text">
      <style:text-properties officeooo:rsid="001d50d7"/>
    </style:style>
    <style:style style:name="T14" style:family="text">
      <style:text-properties officeooo:rsid="001f2878"/>
    </style:style>
    <style:style style:name="T15" style:family="text">
      <style:text-properties officeooo:rsid="00209ebd"/>
    </style:style>
    <style:style style:name="T16" style:family="text">
      <style:text-properties officeooo:rsid="0021af5b"/>
    </style:style>
    <style:style style:name="T17" style:family="text">
      <style:text-properties officeooo:rsid="0022e49b"/>
    </style:style>
    <style:style style:name="T18" style:family="text">
      <style:text-properties officeooo:rsid="0024dea5"/>
    </style:style>
    <style:style style:name="T19" style:family="text">
      <style:text-properties officeooo:rsid="0025a977"/>
    </style:style>
    <style:style style:name="T20" style:family="text">
      <style:text-properties officeooo:rsid="0027128a"/>
    </style:style>
    <style:style style:name="T21" style:family="text">
      <style:text-properties officeooo:rsid="0027ce09"/>
    </style:style>
    <style:style style:name="T22" style:family="text">
      <style:text-properties officeooo:rsid="00287001"/>
    </style:style>
    <style:style style:name="T23" style:family="text">
      <style:text-properties officeooo:rsid="002874cc"/>
    </style:style>
    <style:style style:name="T24" style:family="text">
      <style:text-properties officeooo:rsid="002990d6"/>
    </style:style>
    <style:style style:name="T25" style:family="text">
      <style:text-properties officeooo:rsid="002b0393"/>
    </style:style>
    <style:style style:name="T26" style:family="text">
      <style:text-properties officeooo:rsid="002b1c7a"/>
    </style:style>
    <style:style style:name="T27" style:family="text">
      <style:text-properties officeooo:rsid="002bf9ba"/>
    </style:style>
    <style:style style:name="T28" style:family="text">
      <style:text-properties officeooo:rsid="002cc4ff"/>
    </style:style>
    <style:style style:name="T29" style:family="text">
      <style:text-properties officeooo:rsid="002dc47e"/>
    </style:style>
    <style:style style:name="T30" style:family="text">
      <style:text-properties officeooo:rsid="002dddb1"/>
    </style:style>
    <style:style style:name="T31" style:family="text">
      <style:text-properties officeooo:rsid="002e4e95"/>
    </style:style>
    <style:style style:name="T32" style:family="text">
      <style:text-properties officeooo:rsid="002ee549"/>
    </style:style>
    <style:style style:name="T33" style:family="text">
      <style:text-properties officeooo:rsid="002f24c2"/>
    </style:style>
    <style:style style:name="T34" style:family="text">
      <style:text-properties officeooo:rsid="003024ca"/>
    </style:style>
    <style:style style:name="T35" style:family="text">
      <style:text-properties officeooo:rsid="0032119b"/>
    </style:style>
    <style:style style:name="T36" style:family="text">
      <style:text-properties officeooo:rsid="0032b087"/>
    </style:style>
    <style:style style:name="T37" style:family="text">
      <style:text-properties officeooo:rsid="00347d49"/>
    </style:style>
    <style:style style:name="T38" style:family="text">
      <style:text-properties officeooo:rsid="00360bcd"/>
    </style:style>
    <style:style style:name="T39" style:family="text">
      <style:text-properties fo:font-style="italic" style:font-style-asian="italic" style:font-style-complex="italic"/>
    </style:style>
    <style:style style:name="T40" style:family="text">
      <style:text-properties fo:font-style="italic" officeooo:rsid="003ea1ab" style:font-style-asian="italic" style:font-style-complex="italic"/>
    </style:style>
    <style:style style:name="T41" style:family="text">
      <style:text-properties fo:font-style="italic" officeooo:rsid="002ee549" style:font-style-asian="italic" style:font-style-complex="italic"/>
    </style:style>
    <style:style style:name="T42" style:family="text">
      <style:text-properties fo:font-style="italic" officeooo:rsid="00151d39" style:font-style-asian="italic" style:font-style-complex="italic"/>
    </style:style>
    <style:style style:name="T43" style:family="text">
      <style:text-properties fo:font-style="italic" officeooo:rsid="003c0099" style:font-style-asian="italic" style:font-style-complex="italic"/>
    </style:style>
    <style:style style:name="T44" style:family="text">
      <style:text-properties fo:font-style="italic" officeooo:rsid="005f23e5" style:font-style-asian="italic" style:font-style-complex="italic"/>
    </style:style>
    <style:style style:name="T45" style:family="text">
      <style:text-properties fo:font-style="italic" officeooo:rsid="0095b4e4" style:font-style-asian="italic" style:font-style-complex="italic"/>
    </style:style>
    <style:style style:name="T46" style:family="text">
      <style:text-properties fo:font-style="italic" officeooo:rsid="0097364a" style:font-style-asian="italic" style:font-style-complex="italic"/>
    </style:style>
    <style:style style:name="T47" style:family="text">
      <style:text-properties fo:font-style="italic" officeooo:rsid="00d65103" style:font-style-asian="italic" style:font-style-complex="italic"/>
    </style:style>
    <style:style style:name="T48" style:family="text">
      <style:text-properties officeooo:rsid="0037b9ee"/>
    </style:style>
    <style:style style:name="T49" style:family="text">
      <style:text-properties officeooo:rsid="00391fea"/>
    </style:style>
    <style:style style:name="T50" style:family="text">
      <style:text-properties officeooo:rsid="003a1812"/>
    </style:style>
    <style:style style:name="T51" style:family="text">
      <style:text-properties officeooo:rsid="003bda70"/>
    </style:style>
    <style:style style:name="T52" style:family="text">
      <style:text-properties officeooo:rsid="003c0099"/>
    </style:style>
    <style:style style:name="T53" style:family="text">
      <style:text-properties officeooo:rsid="003d3f3c"/>
    </style:style>
    <style:style style:name="T54" style:family="text">
      <style:text-properties officeooo:rsid="003e34a7"/>
    </style:style>
    <style:style style:name="T55" style:family="text">
      <style:text-properties officeooo:rsid="003ea1ab"/>
    </style:style>
    <style:style style:name="T56" style:family="text">
      <style:text-properties officeooo:rsid="003f49c8"/>
    </style:style>
    <style:style style:name="T57" style:family="text">
      <style:text-properties officeooo:rsid="004043f9"/>
    </style:style>
    <style:style style:name="T58" style:family="text">
      <style:text-properties officeooo:rsid="00415107"/>
    </style:style>
    <style:style style:name="T59" style:family="text">
      <style:text-properties officeooo:rsid="0042cf74"/>
    </style:style>
    <style:style style:name="T60" style:family="text">
      <style:text-properties officeooo:rsid="00445a14"/>
    </style:style>
    <style:style style:name="T61" style:family="text">
      <style:text-properties officeooo:rsid="0044f98b"/>
    </style:style>
    <style:style style:name="T62" style:family="text">
      <style:text-properties officeooo:rsid="00462ba3"/>
    </style:style>
    <style:style style:name="T63" style:family="text">
      <style:text-properties officeooo:rsid="00482958"/>
    </style:style>
    <style:style style:name="T64" style:family="text">
      <style:text-properties officeooo:rsid="00484558"/>
    </style:style>
    <style:style style:name="T65" style:family="text">
      <style:text-properties officeooo:rsid="00489121"/>
    </style:style>
    <style:style style:name="T66" style:family="text">
      <style:text-properties officeooo:rsid="0049d578"/>
    </style:style>
    <style:style style:name="T67" style:family="text">
      <style:text-properties officeooo:rsid="004aa1db"/>
    </style:style>
    <style:style style:name="T68" style:family="text">
      <style:text-properties fo:font-style="normal" officeooo:rsid="004aa1db" style:font-style-asian="normal" style:font-style-complex="normal"/>
    </style:style>
    <style:style style:name="T69" style:family="text">
      <style:text-properties fo:font-style="normal" officeooo:rsid="006079fd" style:font-style-asian="normal" style:font-style-complex="normal"/>
    </style:style>
    <style:style style:name="T70" style:family="text">
      <style:text-properties fo:font-style="normal" officeooo:rsid="0062464b" style:font-style-asian="normal" style:font-style-complex="normal"/>
    </style:style>
    <style:style style:name="T71" style:family="text">
      <style:text-properties fo:font-style="normal" officeooo:rsid="00a8ee07" style:font-style-asian="normal" style:font-style-complex="normal"/>
    </style:style>
    <style:style style:name="T72" style:family="text">
      <style:text-properties fo:font-style="normal" officeooo:rsid="00a9947e" style:font-style-asian="normal" style:font-style-complex="normal"/>
    </style:style>
    <style:style style:name="T73" style:family="text">
      <style:text-properties fo:font-style="normal" officeooo:rsid="00b271d0" style:font-style-asian="normal" style:font-style-complex="normal"/>
    </style:style>
    <style:style style:name="T74" style:family="text">
      <style:text-properties fo:font-style="normal" officeooo:rsid="00b3f605" style:font-style-asian="normal" style:font-style-complex="normal"/>
    </style:style>
    <style:style style:name="T75" style:family="text">
      <style:text-properties fo:font-style="normal" officeooo:rsid="00bd4656" style:font-style-asian="normal" style:font-style-complex="normal"/>
    </style:style>
    <style:style style:name="T76" style:family="text">
      <style:text-properties fo:font-style="normal" officeooo:rsid="00bdd2ff" style:font-style-asian="normal" style:font-style-complex="normal"/>
    </style:style>
    <style:style style:name="T77" style:family="text">
      <style:text-properties fo:font-style="normal" officeooo:rsid="00bee562" style:font-style-asian="normal" style:font-style-complex="normal"/>
    </style:style>
    <style:style style:name="T78" style:family="text">
      <style:text-properties fo:font-style="normal" officeooo:rsid="00c0ff71" style:font-style-asian="normal" style:font-style-complex="normal"/>
    </style:style>
    <style:style style:name="T79" style:family="text">
      <style:text-properties fo:font-style="normal" fo:font-weight="normal" officeooo:rsid="0095b4e4" style:font-style-asian="normal" style:font-weight-asian="normal" style:font-style-complex="normal" style:font-weight-complex="normal"/>
    </style:style>
    <style:style style:name="T80" style:family="text">
      <style:text-properties officeooo:rsid="004aaa9d"/>
    </style:style>
    <style:style style:name="T81" style:family="text">
      <style:text-properties officeooo:rsid="004c72d5"/>
    </style:style>
    <style:style style:name="T82" style:family="text">
      <style:text-properties officeooo:rsid="004e4751"/>
    </style:style>
    <style:style style:name="T83" style:family="text">
      <style:text-properties officeooo:rsid="004edb0c"/>
    </style:style>
    <style:style style:name="T84" style:family="text">
      <style:text-properties officeooo:rsid="00518ced"/>
    </style:style>
    <style:style style:name="T85" style:family="text">
      <style:text-properties officeooo:rsid="00530eee"/>
    </style:style>
    <style:style style:name="T86" style:family="text">
      <style:text-properties officeooo:rsid="00537f89"/>
    </style:style>
    <style:style style:name="T87" style:family="text">
      <style:text-properties officeooo:rsid="005395c0"/>
    </style:style>
    <style:style style:name="T88" style:family="text">
      <style:text-properties officeooo:rsid="0054f047"/>
    </style:style>
    <style:style style:name="T89" style:family="text">
      <style:text-properties officeooo:rsid="0055f652"/>
    </style:style>
    <style:style style:name="T90" style:family="text">
      <style:text-properties officeooo:rsid="0057b805"/>
    </style:style>
    <style:style style:name="T91" style:family="text">
      <style:text-properties officeooo:rsid="00594f24"/>
    </style:style>
    <style:style style:name="T92" style:family="text">
      <style:text-properties officeooo:rsid="005981a3"/>
    </style:style>
    <style:style style:name="T93" style:family="text">
      <style:text-properties officeooo:rsid="005a02a7"/>
    </style:style>
    <style:style style:name="T94" style:family="text">
      <style:text-properties officeooo:rsid="005ae516"/>
    </style:style>
    <style:style style:name="T95" style:family="text">
      <style:text-properties officeooo:rsid="005c339a"/>
    </style:style>
    <style:style style:name="T96" style:family="text">
      <style:text-properties officeooo:rsid="00506bb2"/>
    </style:style>
    <style:style style:name="T97" style:family="text">
      <style:text-properties officeooo:rsid="005ddc97"/>
    </style:style>
    <style:style style:name="T98" style:family="text">
      <style:text-properties fo:background-color="transparent"/>
    </style:style>
    <style:style style:name="T99" style:family="text">
      <style:text-properties officeooo:rsid="005ae516" fo:background-color="transparent"/>
    </style:style>
    <style:style style:name="T100" style:family="text">
      <style:text-properties officeooo:rsid="005ddc97" fo:background-color="transparent"/>
    </style:style>
    <style:style style:name="T101" style:family="text">
      <style:text-properties officeooo:rsid="002b1c7a" fo:background-color="transparent"/>
    </style:style>
    <style:style style:name="T102" style:family="text">
      <style:text-properties officeooo:rsid="00aa9a39" fo:background-color="transparent"/>
    </style:style>
    <style:style style:name="T103" style:family="text">
      <style:text-properties officeooo:rsid="00c72d6f" fo:background-color="transparent"/>
    </style:style>
    <style:style style:name="T104" style:family="text">
      <style:text-properties officeooo:rsid="00ce774c" fo:background-color="transparent"/>
    </style:style>
    <style:style style:name="T105" style:family="text">
      <style:text-properties officeooo:rsid="0085a16a" fo:background-color="transparent"/>
    </style:style>
    <style:style style:name="T106" style:family="text">
      <style:text-properties officeooo:rsid="008abace" fo:background-color="transparent"/>
    </style:style>
    <style:style style:name="T107" style:family="text">
      <style:text-properties officeooo:rsid="00d66953" fo:background-color="transparent"/>
    </style:style>
    <style:style style:name="T108" style:family="text">
      <style:text-properties officeooo:rsid="00d835eb" fo:background-color="transparent"/>
    </style:style>
    <style:style style:name="T109" style:family="text">
      <style:text-properties officeooo:rsid="008b1183" fo:background-color="transparent"/>
    </style:style>
    <style:style style:name="T110" style:family="text">
      <style:text-properties officeooo:rsid="00d9a47c" fo:background-color="transparent"/>
    </style:style>
    <style:style style:name="T111" style:family="text">
      <style:text-properties officeooo:rsid="005f23e5"/>
    </style:style>
    <style:style style:name="T112" style:family="text">
      <style:text-properties officeooo:rsid="0062464b"/>
    </style:style>
    <style:style style:name="T113" style:family="text">
      <style:text-properties officeooo:rsid="0063d753"/>
    </style:style>
    <style:style style:name="T114" style:family="text">
      <style:text-properties officeooo:rsid="00643b48"/>
    </style:style>
    <style:style style:name="T115" style:family="text">
      <style:text-properties officeooo:rsid="00661111"/>
    </style:style>
    <style:style style:name="T116" style:family="text">
      <style:text-properties officeooo:rsid="00692dda"/>
    </style:style>
    <style:style style:name="T117" style:family="text">
      <style:text-properties officeooo:rsid="006aa6ee"/>
    </style:style>
    <style:style style:name="T118" style:family="text">
      <style:text-properties officeooo:rsid="006ad1d9"/>
    </style:style>
    <style:style style:name="T119" style:family="text">
      <style:text-properties officeooo:rsid="006c7b2f"/>
    </style:style>
    <style:style style:name="T120" style:family="text">
      <style:text-properties officeooo:rsid="006e357e"/>
    </style:style>
    <style:style style:name="T121" style:family="text">
      <style:text-properties officeooo:rsid="006f7489"/>
    </style:style>
    <style:style style:name="T122" style:family="text">
      <style:text-properties officeooo:rsid="00714a1e"/>
    </style:style>
    <style:style style:name="T123" style:family="text">
      <style:text-properties officeooo:rsid="00722454"/>
    </style:style>
    <style:style style:name="T124" style:family="text">
      <style:text-properties officeooo:rsid="00727f98"/>
    </style:style>
    <style:style style:name="T125" style:family="text">
      <style:text-properties officeooo:rsid="007356b7"/>
    </style:style>
    <style:style style:name="T126" style:family="text">
      <style:text-properties officeooo:rsid="00754a4e"/>
    </style:style>
    <style:style style:name="T127" style:family="text">
      <style:text-properties officeooo:rsid="0076e7fe"/>
    </style:style>
    <style:style style:name="T128" style:family="text">
      <style:text-properties officeooo:rsid="00790eae"/>
    </style:style>
    <style:style style:name="T129" style:family="text">
      <style:text-properties officeooo:rsid="007b55a4"/>
    </style:style>
    <style:style style:name="T130" style:family="text">
      <style:text-properties officeooo:rsid="007c089b"/>
    </style:style>
    <style:style style:name="T131" style:family="text">
      <style:text-properties officeooo:rsid="007c2506"/>
    </style:style>
    <style:style style:name="T132" style:family="text">
      <style:text-properties officeooo:rsid="007c346a"/>
    </style:style>
    <style:style style:name="T133" style:family="text">
      <style:text-properties officeooo:rsid="007cd4c5"/>
    </style:style>
    <style:style style:name="T134" style:family="text">
      <style:text-properties officeooo:rsid="007ec759"/>
    </style:style>
    <style:style style:name="T135" style:family="text">
      <style:text-properties officeooo:rsid="007f7525"/>
    </style:style>
    <style:style style:name="T136" style:family="text">
      <style:text-properties officeooo:rsid="00804f3f"/>
    </style:style>
    <style:style style:name="T137" style:family="text">
      <style:text-properties officeooo:rsid="00815dbd"/>
    </style:style>
    <style:style style:name="T138" style:family="text">
      <style:text-properties officeooo:rsid="008239b7"/>
    </style:style>
    <style:style style:name="T139" style:family="text">
      <style:text-properties officeooo:rsid="0082cdf1"/>
    </style:style>
    <style:style style:name="T140" style:family="text">
      <style:text-properties officeooo:rsid="00837504"/>
    </style:style>
    <style:style style:name="T141" style:family="text">
      <style:text-properties officeooo:rsid="0083bb13"/>
    </style:style>
    <style:style style:name="T142" style:family="text">
      <style:text-properties officeooo:rsid="00858019"/>
    </style:style>
    <style:style style:name="T143" style:family="text">
      <style:text-properties officeooo:rsid="0085a16a"/>
    </style:style>
    <style:style style:name="T144" style:family="text">
      <style:text-properties officeooo:rsid="0085da6e"/>
    </style:style>
    <style:style style:name="T145" style:family="text">
      <style:text-properties officeooo:rsid="00869459"/>
    </style:style>
    <style:style style:name="T146" style:family="text">
      <style:text-properties officeooo:rsid="0089385b"/>
    </style:style>
    <style:style style:name="T147" style:family="text">
      <style:text-properties officeooo:rsid="008abace"/>
    </style:style>
    <style:style style:name="T148" style:family="text">
      <style:text-properties officeooo:rsid="008aff14"/>
    </style:style>
    <style:style style:name="T149" style:family="text">
      <style:text-properties officeooo:rsid="008b0083"/>
    </style:style>
    <style:style style:name="T150" style:family="text">
      <style:text-properties officeooo:rsid="008b1183"/>
    </style:style>
    <style:style style:name="T151" style:family="text">
      <style:text-properties officeooo:rsid="008c5685"/>
    </style:style>
    <style:style style:name="T152" style:family="text">
      <style:text-properties officeooo:rsid="008c6042"/>
    </style:style>
    <style:style style:name="T153" style:family="text">
      <style:text-properties officeooo:rsid="008ce8b4"/>
    </style:style>
    <style:style style:name="T154" style:family="text">
      <style:text-properties officeooo:rsid="008dd925"/>
    </style:style>
    <style:style style:name="T155" style:family="text">
      <style:text-properties officeooo:rsid="008f410c"/>
    </style:style>
    <style:style style:name="T156" style:family="text">
      <style:text-properties officeooo:rsid="008f41f2"/>
    </style:style>
    <style:style style:name="T157" style:family="text">
      <style:text-properties officeooo:rsid="0090bebe"/>
    </style:style>
    <style:style style:name="T158" style:family="text">
      <style:text-properties officeooo:rsid="00925138"/>
    </style:style>
    <style:style style:name="T159" style:family="text">
      <style:text-properties officeooo:rsid="0093b5b6"/>
    </style:style>
    <style:style style:name="T160" style:family="text">
      <style:text-properties officeooo:rsid="0093e792"/>
    </style:style>
    <style:style style:name="T161" style:family="text">
      <style:text-properties officeooo:rsid="00952c4e"/>
    </style:style>
    <style:style style:name="T162" style:family="text">
      <style:text-properties officeooo:rsid="0095b4e4"/>
    </style:style>
    <style:style style:name="T163" style:family="text">
      <style:text-properties officeooo:rsid="0097364a"/>
    </style:style>
    <style:style style:name="T164" style:family="text">
      <style:text-properties officeooo:rsid="009974a3"/>
    </style:style>
    <style:style style:name="T165" style:family="text">
      <style:text-properties officeooo:rsid="009bf466"/>
    </style:style>
    <style:style style:name="T166" style:family="text">
      <style:text-properties officeooo:rsid="009d21c0"/>
    </style:style>
    <style:style style:name="T167" style:family="text">
      <style:text-properties officeooo:rsid="009e1c52"/>
    </style:style>
    <style:style style:name="T168" style:family="text">
      <style:text-properties officeooo:rsid="009f45ce"/>
    </style:style>
    <style:style style:name="T169" style:family="text">
      <style:text-properties officeooo:rsid="009fb57c"/>
    </style:style>
    <style:style style:name="T170" style:family="text">
      <style:text-properties officeooo:rsid="00a014f2"/>
    </style:style>
    <style:style style:name="T171" style:family="text">
      <style:text-properties officeooo:rsid="00a0a3a1"/>
    </style:style>
    <style:style style:name="T172" style:family="text">
      <style:text-properties officeooo:rsid="00a2e021"/>
    </style:style>
    <style:style style:name="T173" style:family="text">
      <style:text-properties officeooo:rsid="00a45c7f"/>
    </style:style>
    <style:style style:name="T174" style:family="text">
      <style:text-properties officeooo:rsid="00a54fe3"/>
    </style:style>
    <style:style style:name="T175" style:family="text">
      <style:text-properties officeooo:rsid="00a582ec"/>
    </style:style>
    <style:style style:name="T176" style:family="text">
      <style:text-properties officeooo:rsid="00a75787"/>
    </style:style>
    <style:style style:name="T177" style:family="text">
      <style:text-properties officeooo:rsid="00a8ee07"/>
    </style:style>
    <style:style style:name="T178" style:family="text">
      <style:text-properties officeooo:rsid="00a95085"/>
    </style:style>
    <style:style style:name="T179" style:family="text">
      <style:text-properties officeooo:rsid="00a9947e"/>
    </style:style>
    <style:style style:name="T180" style:family="text">
      <style:text-properties officeooo:rsid="00aa9a39"/>
    </style:style>
    <style:style style:name="T181" style:family="text">
      <style:text-properties officeooo:rsid="00ac5330"/>
    </style:style>
    <style:style style:name="T182" style:family="text">
      <style:text-properties officeooo:rsid="00ae49af"/>
    </style:style>
    <style:style style:name="T183" style:family="text">
      <style:text-properties officeooo:rsid="00b101b3"/>
    </style:style>
    <style:style style:name="T184" style:family="text">
      <style:text-properties officeooo:rsid="00b271d0"/>
    </style:style>
    <style:style style:name="T185" style:family="text">
      <style:text-properties officeooo:rsid="00b52eb7"/>
    </style:style>
    <style:style style:name="T186" style:family="text">
      <style:text-properties officeooo:rsid="00b6b77a"/>
    </style:style>
    <style:style style:name="T187" style:family="text">
      <style:text-properties officeooo:rsid="00b7fe8e"/>
    </style:style>
    <style:style style:name="T188" style:family="text">
      <style:text-properties officeooo:rsid="00b8fd8f"/>
    </style:style>
    <style:style style:name="T189" style:family="text">
      <style:text-properties officeooo:rsid="00ba8d97"/>
    </style:style>
    <style:style style:name="T190" style:family="text">
      <style:text-properties officeooo:rsid="00bdd2ff"/>
    </style:style>
    <style:style style:name="T191" style:family="text">
      <style:text-properties officeooo:rsid="00bee562"/>
    </style:style>
    <style:style style:name="T192" style:family="text">
      <style:text-properties officeooo:rsid="00bfbd8b"/>
    </style:style>
    <style:style style:name="T193" style:family="text">
      <style:text-properties officeooo:rsid="00c0ff71"/>
    </style:style>
    <style:style style:name="T194" style:family="text">
      <style:text-properties officeooo:rsid="00c2444a"/>
    </style:style>
    <style:style style:name="T195" style:family="text">
      <style:text-properties officeooo:rsid="00c373c3"/>
    </style:style>
    <style:style style:name="T196" style:family="text">
      <style:text-properties fo:font-weight="bold" officeooo:rsid="006aa6ee" style:font-weight-asian="bold" style:font-weight-complex="bold"/>
    </style:style>
    <style:style style:name="T197" style:family="text">
      <style:text-properties officeooo:rsid="00c54107"/>
    </style:style>
    <style:style style:name="T198" style:family="text">
      <style:text-properties style:text-underline-style="none" fo:font-weight="bold" officeooo:rsid="006ad1d9" style:font-weight-asian="bold" style:font-weight-complex="bold"/>
    </style:style>
    <style:style style:name="T199" style:family="text">
      <style:text-properties officeooo:rsid="00c5eba6"/>
    </style:style>
    <style:style style:name="T200" style:family="text">
      <style:text-properties officeooo:rsid="00c6e632"/>
    </style:style>
    <style:style style:name="T201" style:family="text">
      <style:text-properties officeooo:rsid="00c72d6f"/>
    </style:style>
    <style:style style:name="T202" style:family="text">
      <style:text-properties fo:background-color="#ffff00"/>
    </style:style>
    <style:style style:name="T203" style:family="text">
      <style:text-properties officeooo:rsid="007c089b" fo:background-color="#ffff00"/>
    </style:style>
    <style:style style:name="T204" style:family="text">
      <style:text-properties officeooo:rsid="00c6e632" fo:background-color="#ffff00"/>
    </style:style>
    <style:style style:name="T205" style:family="text">
      <style:text-properties officeooo:rsid="00c7af4a"/>
    </style:style>
    <style:style style:name="T206" style:family="text">
      <style:text-properties officeooo:rsid="00c8a9e6"/>
    </style:style>
    <style:style style:name="T207" style:family="text">
      <style:text-properties officeooo:rsid="00c96abb"/>
    </style:style>
    <style:style style:name="T208" style:family="text">
      <style:text-properties officeooo:rsid="00c98123"/>
    </style:style>
    <style:style style:name="T209" style:family="text">
      <style:text-properties officeooo:rsid="00cb3f33"/>
    </style:style>
    <style:style style:name="T210" style:family="text">
      <style:text-properties officeooo:rsid="00cdd34e"/>
    </style:style>
    <style:style style:name="T211" style:family="text">
      <style:text-properties officeooo:rsid="00ce774c"/>
    </style:style>
    <style:style style:name="T212" style:family="text">
      <style:text-properties officeooo:rsid="00d0767f"/>
    </style:style>
    <style:style style:name="T213" style:family="text">
      <style:text-properties officeooo:rsid="00d1a515"/>
    </style:style>
    <style:style style:name="T214" style:family="text">
      <style:text-properties officeooo:rsid="00d20914"/>
    </style:style>
    <style:style style:name="T215" style:family="text">
      <style:text-properties officeooo:rsid="00d25b15"/>
    </style:style>
    <style:style style:name="T216" style:family="text">
      <style:text-properties officeooo:rsid="00d3e21c"/>
    </style:style>
    <style:style style:name="T217" style:family="text">
      <style:text-properties officeooo:rsid="00d470ee"/>
    </style:style>
    <style:style style:name="T218" style:family="text">
      <style:text-properties officeooo:rsid="00d55608"/>
    </style:style>
    <style:style style:name="T219" style:family="text">
      <style:text-properties officeooo:rsid="00d5a2b4"/>
    </style:style>
    <style:style style:name="T220" style:family="text">
      <style:text-properties officeooo:rsid="00d65103"/>
    </style:style>
    <style:style style:name="T221" style:family="text">
      <style:text-properties officeooo:rsid="00d66953"/>
    </style:style>
    <style:style style:name="T222" style:family="text">
      <style:text-properties officeooo:rsid="00d835eb"/>
    </style:style>
    <style:style style:name="T223" style:family="text">
      <style:text-properties officeooo:rsid="00d9286c"/>
    </style:style>
    <style:style style:name="T224" style:family="text">
      <style:text-properties officeooo:rsid="00d9a47c"/>
    </style:style>
    <style:style style:name="T225" style:family="text">
      <style:text-properties officeooo:rsid="00da0d2c"/>
    </style:style>
    <style:style style:name="T226" style:family="text">
      <style:text-properties officeooo:rsid="00da2480"/>
    </style:style>
    <style:style style:name="T227" style:family="text">
      <style:text-properties officeooo:rsid="00dbf9c0"/>
    </style:style>
    <style:style style:name="T228" style:family="text">
      <style:text-properties officeooo:rsid="00dd8879"/>
    </style:style>
    <style:style style:name="T229" style:family="text">
      <style:text-properties officeooo:rsid="00ded605"/>
    </style:style>
    <style:style style:name="T230" style:family="text">
      <style:text-properties officeooo:rsid="00e07198"/>
    </style:style>
    <style:style style:name="T231" style:family="text">
      <style:text-properties officeooo:rsid="00e19522"/>
    </style:style>
    <style:style style:name="T232" style:family="text">
      <style:text-properties officeooo:rsid="00e2e6cd"/>
    </style:style>
    <style:style style:name="T233" style:family="text">
      <style:text-properties officeooo:rsid="00e2eccb"/>
    </style:style>
    <style:style style:name="T234" style:family="text">
      <style:text-properties officeooo:rsid="00e3fb96"/>
    </style:style>
    <style:style style:name="T235" style:family="text">
      <style:text-properties officeooo:rsid="00e5d9be"/>
    </style:style>
    <style:style style:name="T236" style:family="text">
      <style:text-properties officeooo:rsid="00e70c83"/>
    </style:style>
    <style:style style:name="T237" style:family="text">
      <style:text-properties officeooo:rsid="00e842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aku!... Baku!...</text:p>
      <text:p text:style-name="P1"/>
      <text:p text:style-name="P1">Terça-feira, 9 de Novembro de 2011. O dia em que um meteorito de <text:span text:style-name="T164">quatrocentos</text:span> metros <text:span text:style-name="T164">de diâmetro </text:span>passava entre a terra e a lua. Nos blocos noticiosos falou-se várias vezes sobre o assunto ao longo de todo o dia.</text:p>
      <text:p text:style-name="P1">Na minha aldeia os curiosos saíram ao<text:span text:style-name="T210"> </text:span>luar para testemunharem a passagem do corpo estranho. O meteoro via-se na perfeição a cruzar <text:span text:style-name="T58">a negridão</text:span> por diante da face iluminada da lua, lento, discreto e sorrateiro, inexplicavelmente inquietante..<text:span text:style-name="T11">.</text:span></text:p>
      <text:p text:style-name="P1"/>
      <text:p text:style-name="P1">Não sei dizer ao certo o que senti naquele momento, mas fiquei com a sensação que algo não estava bem, senti-me invadido por um estranho pressentimento ou sentimento de que algo mau estava para acontecer. Só não sabia o que era.</text:p>
      <text:p text:style-name="P1"/>
      <text:p text:style-name="P2">Os minutos passaram, lentos demais e aterradoramente sinistros, demasiado angustiantes para o meu gosto. Por fim o objecto desapareceu do astro <text:span text:style-name="T165">e eu expirei fundo</text:span>. Tudo parecia voltar ao normal, mas estranhamente a tal sensação <text:span text:style-name="T151">desconfortante</text:span> resignava-se a abandonar-me. <text:span text:style-name="T3">A </text:span><text:span text:style-name="T151">mesma </text:span>que eu não conseguia classificar ou catalogar perante o vasto conjunto de experiências que constituíam o acumular da minha existência de <text:span text:style-name="T2">trinta e quatro</text:span> anos à face deste planeta. Aquela impressão enigmática não constava da minha base de dados <text:span text:style-name="T3">mundana</text:span>.</text:p>
      <text:p text:style-name="P1"/>
      <text:p text:style-name="P7">Dirigia-me para casa quando umas estranhas vozes de multidão perplexa começaram a chegar aos meus ouvidos <text:span text:style-name="T58">irrequietos</text:span>. A principio não consegui perceber a razão de tamanho burburinho, mas aos poucos o discernimento e o medo foram <text:span text:style-name="T1">simultaneamente</text:span> tomando conta de mim <text:span text:style-name="T165">quando percebi o porquê</text:span>... </text:p>
      <text:p text:style-name="P7"/>
      <text:p text:style-name="P7">Ele estava de volta. Sim! Milagre ou aberração da naturez<text:span text:style-name="T6">a, n</text:span>ão sei dizer qual das duas se adequava mais àquilo que os meus olhos <text:span text:style-name="T165">incrédulos </text:span>tentavam impingir a um cérebro confuso e descrente nas imagens que se lhe apresentavam por diante. O meteorito voltara a sobrevoar os céus da terra, mas desta vez não falo dos céus do planeta terra no geral, mas sim dos céus <text:span text:style-name="T165">mais </text:span>próximos <text:span text:style-name="T22">a mim</text:span>, <text:span text:style-name="T12">bem </text:span>por cima da minha terra natal. <text:span text:style-name="T22">Passeando a</text:span> escassas centenas de metros de altitude o estranho pedaço de rocha metálica voltara para nos assombrar. Com ele trouxera um barulho industrial tremendamente intimidativo. À medida que os meus olhos iam pestanejando uma ou outra vez, estupefactos de incredibilidade, o objecto <text:span text:style-name="T148">irregular </text:span>aproveitava para diminuir de altitude, estando agora pouco mais alto do que os telhados mais elevados das <text:span text:style-name="T1">redondezas.</text:span> <text:span text:style-name="T6">Os </text:span><text:span text:style-name="T165">quatrocentos</text:span><text:span text:style-name="T6"> metros de comprimento </text:span><text:span text:style-name="T22">anunciados </text:span><text:span text:style-name="T165">na TV </text:span><text:span text:style-name="T6">confirmavam-se à </text:span><text:span text:style-name="T35">minha vista</text:span><text:span text:style-name="T6">, </text:span><text:span text:style-name="T12">tendo eu como </text:span><text:span text:style-name="T58">fiel </text:span><text:span text:style-name="T12">medida de </text:span><text:soft-page-break/><text:span text:style-name="T12">referência o </text:span><text:span text:style-name="T22">tamanho do velhinho </text:span><text:span text:style-name="T12">campo de futebol votado ao abandono</text:span><text:span text:style-name="T6">. </text:span>O alvoroço nas ruas juntava-se ao barulho metálico que a bizarra criatura produzia <text:span text:style-name="T35">e juntos criavam um frenesim entorpecedor</text:span>. Chamo-lhe agora criatura porque me parece que está vivo. Não <text:span text:style-name="T165">creio que seja</text:span> uma rocha podre e isenta de vida, não senhor. <text:span text:style-name="T151">Se bem me parece e</text:span>sta<text:span text:style-name="T165">re</text:span>mos <text:span text:style-name="T165">pois</text:span> a ser invadidos, ou pelo menos <text:span text:style-name="T165">a ser </text:span>intimidados e observados de bem perto por criaturas de outras estrelas. O som, <text:span text:style-name="T165">semelhante a</text:span> mil correntes de ferro a arrastarem-se, <text:span text:style-name="T165">a</text:span> mil e um portões de metal a abrir e a fechar, <text:span text:style-name="T165">misturava-se no ar com</text:span> os gritos das pesso<text:span text:style-name="T165">as, </text:span>cria<text:span text:style-name="T165">ndo assim</text:span> um ambiente de terror e apreensão como nunca presenciara em toda a vida. Vida essa pela qual começo agora a temer mais <text:span text:style-name="T22">do</text:span> que nunca, cada vez que aquele horrível barulho ensurdecedor chega aos meus tímpanos assustados: “Baku!... Baku!... Baku!...” - Ruge o metal alienígena que paira no ar sobre nós, <text:span text:style-name="T6">ao mesmo tempo que a sua superfície sofre mutações de tonalidade e porosidade</text:span>. Uma e outra vez <text:span text:style-name="T6">acagaço-me com </text:span>aquele distinto e tenebroso rugido... <text:s/>“Baku!... Baku!... Baku!...” - Nem mesmo os animais <text:span text:style-name="T36">lhe </text:span>ficam indiferentes. Um gato <text:span text:style-name="T22">pardo </text:span>que estava por perto de mim eriça o pêlo e mia aterrado cada vez que ouve o espaçado: “Baku!... Baku!...” - Sinto a espinha a congelar e a pele por cima a arrepiar. <text:span text:style-name="T3">O</text:span><text:span text:style-name="T166">bservo quando o</text:span><text:span text:style-name="T3"> gato morre ao fim de umas sete ou oito miadelas </text:span><text:span text:style-name="T22">eriçadas </text:span><text:span text:style-name="T3">consecutivas, tantas quantas as vezes que o maquiavélico som se fez ouvir, caindo inanimado junto da tigela que diariamente lhe servia as refeições. </text:span><text:span text:style-name="T22">Se o coração dele não aguentou que fé posso eu colocar no meu?...</text:span></text:p>
      <text:p text:style-name="P1"/>
      <text:p text:style-name="P2">Tento chegar a casa o mais rápido que as minhas pernas e o meu cérebro em vias de paralisar permitem. Não consigo tirar da cabeça a ideia de que a qualquer momento sairá daquele estranho artefacto, do qual não tenho agora a menor dúvida tratar-se de uma nave extraterrestre, um raio fulminante que me reduzirá a cinzas, ou pior que isso!... Que me abduza e teletransporte para o interior daquela desconhecida máquina infernal onde de certeza milhentas experiências cirúrgicas de terror aguardam ansiosamente por mim. <text:span text:style-name="T3">Chego a pensar que vou acabar como o </text:span><text:span text:style-name="T151">infeliz </text:span><text:span text:style-name="T3">bichano quando o</text:span> meu coração quase <text:span text:style-name="T58">que </text:span>pára a meio de mais um nefasto: <text:s/>“Baku!... Baku!...” , <text:span text:style-name="T58">intervalado por o</text:span>utros tantos rangeres metálicos <text:span text:style-name="T36">não menos medonhos</text:span>. <text:span text:style-name="T12">Por sorte a máquina </text:span><text:span text:style-name="T85">cardíaca </text:span><text:span text:style-name="T12">aguenta</text:span><text:span text:style-name="T85"> a </text:span><text:span text:style-name="T151">sobrecarga de t</text:span><text:span text:style-name="T85">ensão, ao menos por enquanto</text:span><text:span text:style-name="T12">. </text:span><text:span text:style-name="T3">E</text:span>m simultâneo <text:span text:style-name="T12">com o último rugido da besta dá-se um </text:span><text:span text:style-name="T85">curto mas forte</text:span><text:span text:style-name="T12"> lampejo e</text:span> numa parede de pedra que se ergue à minha frente começam a surgir imagens de animais, de plantas, <text:span text:style-name="T85">de pessoas, </text:span>de <text:span text:style-name="T39">habitats</text:span>... imagens de <text:span text:style-name="T3">diferentes </text:span>ecossistemas do planeta Terra. É como se na minha frente se projectasse uma curta metragem de cenas <text:span text:style-name="T167">rigorosamente </text:span>escolhidas para representar os mais variados cenários da mãe natureza e deste nosso planeta. Talvez estejam apenas a tentar comunicar, ou a mostrar que nos conhecem, não sei... Mas o que sim sei é que isto ainda me aterroriza mais o espírito. Nunca estive tão petrificado como agora, não sei mais o que fazer ou dizer, sinto que vou morrer a qualquer momento, sem antes chegar a <text:soft-page-break/>casa dos meus para um último abraço. </text:p>
      <text:p text:style-name="P2"/>
      <text:p text:style-name="P8">À <text:span text:style-name="T3">minha volta vejo gente e animais </text:span><text:span text:style-name="T58">amedrontados </text:span><text:span text:style-name="T3">a fugir</text:span><text:span text:style-name="T167">em</text:span><text:span text:style-name="T3">, vejo como os meus </text:span><text:span text:style-name="T85">mais profundos </text:span><text:span text:style-name="T3">temores tinham razão de ser. Do alto daquele pedaço de metal voador observo um feixe de luz amarelo, de aspecto poeirento, a sair em direcção ao solo. </text:span><text:span text:style-name="T58">Certamente dizimará aquilo que atingir, </text:span><text:span text:style-name="T85">penso eu de imediato</text:span><text:span text:style-name="T58">. Mas não... Estava enganado. </text:span><text:span text:style-name="T3"><text:s/>Abismado, presencio como o mesmo </text:span><text:span text:style-name="T85">vasculha a superfície </text:span><text:span text:style-name="T152">e depressa </text:span><text:span text:style-name="T3">se transforma numa espécie de elevador sem cabina por onde os objectos sobre os quais ele incide começam vagarosamente a subir</text:span><text:span text:style-name="T13">, em</text:span><text:span text:style-name="T3"> direcção à origem, </text:span><text:span text:style-name="T152">sendo </text:span><text:span text:style-name="T13">lentamente aspirados </text:span><text:span text:style-name="T3"><text:s/>em </text:span><text:span text:style-name="T13">espiral</text:span><text:span text:style-name="T3">. Já ouvi falar de algo semelhante em filmes e na Internet mas nunca julguei presenciar um encontro imediato do terceiro grau com a correspondente abdução. Por enquanto parece-me que apenas objectos </text:span><text:span text:style-name="T85">metálicos soltos </text:span><text:span text:style-name="T3">lhes interessam, por alguma razão que não consigo entender as pessoas e demais seres vivos não sobem, mesmo </text:span><text:span text:style-name="T167">quando</text:span><text:span text:style-name="T3"> a luz </text:span><text:span text:style-name="T85">esfomeada </text:span><text:span text:style-name="T3">v</text:span><text:span text:style-name="T167">ai</text:span><text:span text:style-name="T3"> ao seu encontro. </text:span><text:span text:style-name="T167">O mesmo acontece com </text:span><text:span text:style-name="T3">outros </text:span><text:span text:style-name="T85">tipos de</text:span><text:span text:style-name="T3"> materiais. </text:span><text:span text:style-name="T6">Aliás, faço uma correcção </text:span><text:span text:style-name="T14">de extrema importância </text:span><text:span text:style-name="T6">na minha observação... Não se trata apenas </text:span><text:span text:style-name="T14">de </text:span><text:span text:style-name="T6">um feixe de luz mas </text:span><text:span text:style-name="T14">sim </text:span><text:span text:style-name="T6">de dezenas deles </text:span><text:span text:style-name="T58">que logo seguiram </text:span><text:span text:style-name="T152">n</text:span><text:span text:style-name="T58">o </text:span><text:span text:style-name="T152">encalço do </text:span><text:span text:style-name="T58">primeiro </text:span><text:span text:style-name="T167">que vi</text:span><text:span text:style-name="T58">, e</text:span><text:span text:style-name="T6"> que em simultâneo </text:span><text:span text:style-name="T7">saem</text:span><text:span text:style-name="T6"> da estranha forma que continua contudo a assemelhar-se a um meteorito </text:span><text:span text:style-name="T7">rochoso e irregular, </text:span><text:span text:style-name="T58">embora obviamente não seja </text:span><text:span text:style-name="T152">tal coisa</text:span><text:span text:style-name="T6">. </text:span><text:span text:style-name="T152">C</text:span><text:span text:style-name="T6">ada um de</text:span><text:span text:style-name="T152">sses caminhos de luz </text:span><text:span text:style-name="T6">muda de tom e de </text:span><text:span text:style-name="T152">inten</text:span><text:span text:style-name="T153">s</text:span><text:span text:style-name="T152">idade</text:span><text:span text:style-name="T6"> consoante incide sobre objectos ou sobre seres vivos. Nas mesmas paredes onde </text:span><text:span text:style-name="T14">há segundos atrás </text:span><text:span text:style-name="T6">passou o filme da Terra vejo agora um </text:span><text:span text:style-name="T59">holograma, um</text:span><text:span text:style-name="T6">a espécie de biopsia a três dimensões dos seres que habitam o </text:span><text:span text:style-name="T14">nosso </text:span><text:span text:style-name="T6">mundo, </text:span><text:span text:style-name="T23">incluindo, claro está, o homem, </text:span><text:span text:style-name="T167">sendo que parece haver um interesse particular pelo cortex cerebral</text:span><text:span text:style-name="T6">. </text:span><text:span text:style-name="T7">Temo desintegrar-me </text:span><text:span text:style-name="T59">em pouco tempo</text:span><text:span text:style-name="T7">, sem razão </text:span><text:span text:style-name="T14">para tal como virei </text:span><text:span text:style-name="T23">rapidamente </text:span><text:span text:style-name="T14">a constatar</text:span><text:span text:style-name="T7">, quando também eu sou </text:span><text:span text:style-name="T153">trespassado de lés a lés</text:span><text:span text:style-name="T7"> por um raio de luz </text:span><text:span text:style-name="T59">mais </text:span><text:span text:style-name="T7">clara </text:span><text:span text:style-name="T153">que parece ter especial atracção pelos meus membros</text:span><text:span text:style-name="T7">. </text:span><text:span text:style-name="T167">P</text:span><text:span text:style-name="T153">elo que vejo </text:span><text:span text:style-name="T167">creio</text:span><text:span text:style-name="T153"> que a</text:span><text:span text:style-name="T7"> mim não me </text:span><text:span text:style-name="T153">terá acontecido</text:span><text:span text:style-name="T7"> nada de diferente d</text:span><text:span text:style-name="T153">aquilo</text:span><text:span text:style-name="T7"> que acontecia às </text:span><text:span text:style-name="T153">outras </text:span><text:span text:style-name="T7">pessoas à minha volta. </text:span><text:span text:style-name="T153">Posso dizer que n</text:span><text:span text:style-name="T7">ão senti absolutamente nada! </text:span><text:span text:style-name="T153">N</text:span><text:span text:style-name="T7">enhuma sensação palpável. </text:span><text:span text:style-name="T153">N</text:span><text:span text:style-name="T7">em dor, nem comichão </text:span><text:span text:style-name="T59">ou formigueiro</text:span><text:span text:style-name="T7">, nem calor, nem arrepios de frio, nada!... Muito sinceramente acho </text:span><text:span text:style-name="T153">que</text:span><text:span text:style-name="T7"> </text:span><text:span text:style-name="T153">não passamos</text:span><text:span text:style-name="T7"> </text:span><text:span text:style-name="T153">de meras </text:span><text:span text:style-name="T7">vítimas impotentes de um avançado processo de scaneamento...</text:span><text:span text:style-name="T6"> </text:span><text:span text:style-name="T14">Acho que nos querem ver as entranhas </text:span><text:span text:style-name="T153">e</text:span><text:span text:style-name="T14"> saber de que massa somos feitos, para quê não sei... </text:span><text:span text:style-name="T60">mas coisa boa não há-de ser </text:span><text:span text:style-name="T167">com certeza</text:span><text:span text:style-name="T60">.</text:span></text:p>
      <text:p text:style-name="P11"/>
      <text:p text:style-name="P3"><text:span text:style-name="T4">Continuo a tentar chegar a casa. À </text:span><text:span text:style-name="T86">minha volta </text:span><text:span text:style-name="T167">ainda </text:span><text:span text:style-name="T86">vejo gente a correr em todas as direcções, num estado de pânico generalizado </text:span><text:span text:style-name="T154">provocado pela surpresa e </text:span><text:span text:style-name="T86">que julgo eu se deva assemelhar à</text:span><text:span text:style-name="T167">quele que se</text:span><text:span text:style-name="T86"> vive no meio do campo de batalha quando se </text:span><text:span text:style-name="T168">ouvem as sirenes de</text:span><text:span text:style-name="T86"> um bombardeamento eminente. </text:span><text:span text:style-name="T4">Corro o mais depressa que posso e é quase a ficar sem fôlego que consigo chegar ao topo da inclinada rua onde vivem os meus pais. Espero que </text:span><text:span text:style-name="T155">nenhuma maldade </text:span><text:span text:style-name="T4">lhes tenha </text:span><text:span text:style-name="T169">acontecido</text:span><text:span text:style-name="T4">...</text:span><text:span text:style-name="T3"> </text:span></text:p>
      <text:p text:style-name="P10"><text:soft-page-break/></text:p>
      <text:p text:style-name="P5"><text:span text:style-name="T3">À </text:span><text:span text:style-name="T5">medida que me aproximo </text:span><text:span text:style-name="T14">de casa</text:span><text:span text:style-name="T5"> reparo que o céu escurece </text:span><text:span text:style-name="T156">de modo</text:span><text:span text:style-name="T5"> </text:span><text:span text:style-name="T156">fora </text:span><text:span text:style-name="T5">do normal. Em pouco tempo </text:span><text:span text:style-name="T156">a lua</text:span><text:span text:style-name="T5"> </text:span><text:span text:style-name="T156">brilhante </text:span><text:span text:style-name="T169">que despontava ao lado do artefacto voador </text:span><text:span text:style-name="T5">deixou de aparecer </text:span><text:span text:style-name="T14">no firmamento, </text:span><text:span text:style-name="T169">surgindo</text:span><text:span text:style-name="T14"> </text:span><text:span text:style-name="T169">em </text:span><text:span text:style-name="T5">seu lugar um mar de nuvens ameaçadoras </text:span><text:span text:style-name="T156">que </text:span><text:span text:style-name="T5">desceu dos céus em direcção à nave, electrificando-se cada uma delas ao tocar no metal </text:span><text:span text:style-name="T7">cinzento</text:span><text:span text:style-name="T5"> e negro. </text:span><text:span text:style-name="T169">Diante dos meus olhos forma-se uma gigantesca supercélula como aquelas que vi em documentários sobre a “Alameda dos Tornados”. <text:s/></text:span><text:span text:style-name="T5">Uma chuva de relâmpagos começa a sua dança </text:span><text:span text:style-name="T14">ameaçadora </text:span><text:span text:style-name="T5">acima das nossas cabeças, saltitando entre o objecto e o cume das misteriosas nuvens </text:span><text:span text:style-name="T169">giratórias</text:span><text:span text:style-name="T5">. </text:span><text:span text:style-name="T156">Um jacto de </text:span><text:span text:style-name="T5"><text:s/></text:span><text:span text:style-name="T156">plasma electromagnético desprende-se do aparelho e aterra numa zona de floresta fora dos confins da aldeia, ricocheteando </text:span><text:span text:style-name="T172">num ápice em direcção</text:span><text:span text:style-name="T156"> ao ponto de partida. </text:span><text:span text:style-name="T5">O misterioso “</text:span><text:span text:style-name="T7">B</text:span><text:span text:style-name="T5">aku! Baku!” , que já não me atormentava </text:span><text:span text:style-name="T14">há</text:span><text:span text:style-name="T5"> alguns minutos ressurgiu </text:span><text:span text:style-name="T37">assim </text:span><text:span text:style-name="T5">de repente, antecipando um zumbido </text:span><text:span text:style-name="T14">excruci</text:span><text:span text:style-name="T23">a</text:span><text:span text:style-name="T14">nte</text:span><text:span text:style-name="T5"> que deitou toda a gente ao chão com as mãos nos tímpanos </text:span><text:span text:style-name="T172">como que a evitar uma eventual explosão da cabeça</text:span><text:span text:style-name="T5">, </text:span><text:span text:style-name="T172">ao doloroso ruído</text:span><text:span text:style-name="T5"> </text:span><text:span text:style-name="T172">suce</text:span><text:span text:style-name="T5">deu um forte clarão que me deixou cego por momentos, como se o gigantesco artefacto nos tivesse acabado de fotografar ou radiografar com um </text:span><text:span text:style-name="T42">flash</text:span><text:span text:style-name="T5"> </text:span><text:span text:style-name="T14">descomunal</text:span><text:span text:style-name="T5">. </text:span><text:span text:style-name="T87">Fiquei com a estranha sensação de ter perdido os sentidos momentaneamente, embora não tenha como assegurá-lo. </text:span><text:span text:style-name="T5">Quando </text:span><text:span text:style-name="T23">por fim </text:span><text:span text:style-name="T5">a visão </text:span><text:span text:style-name="T23">resolveu </text:span><text:span text:style-name="T157">regressar</text:span><text:span text:style-name="T5"> à </text:span><text:span text:style-name="T157">minha </text:span><text:span text:style-name="T170">coitada </text:span><text:span text:style-name="T157">pessoa,</text:span><text:span text:style-name="T5"> </text:span><text:span text:style-name="T14">ainda mal refeit</text:span><text:span text:style-name="T157">a</text:span><text:span text:style-name="T14"> de tão impiedoso </text:span><text:span text:style-name="T61">reflexo</text:span><text:span text:style-name="T14">, </text:span><text:span text:style-name="T5">depa</text:span><text:span text:style-name="T23">ro</text:span><text:span text:style-name="T5">-me com um cenário que me levou de novo a colocar os joelhos no chão, </text:span><text:span text:style-name="T87">de tão </text:span><text:span text:style-name="T5">desconsolado </text:span><text:span text:style-name="T87">que fiquei</text:span><text:span text:style-name="T5">...</text:span></text:p>
      <text:p text:style-name="P13"/>
      <text:p text:style-name="P5"><text:span text:style-name="T5">Estava só!... À minha volta não se via </text:span><text:span text:style-name="T62">absolutamente </text:span><text:span text:style-name="T5">ninguém, toda a gente havia desaparecido sem deixar qualquer rasto </text:span><text:span text:style-name="T15">a não ser uma ténue fumaça semelhante a vapor de água, precisamente nos locais onde antes se movimentava gente </text:span><text:span text:style-name="T23">humana</text:span><text:span text:style-name="T5">. </text:span><text:span text:style-name="T62">Terão sido dizimados? </text:span><text:span text:style-name="T157">Desintegrados? </text:span><text:span text:style-name="T170">Teletransportados para outro lugar?</text:span><text:span text:style-name="T62">... </text:span><text:span text:style-name="T5">Os objectos inanimados, e mais importante que isso, todo o cenário da aldeia, continuava </text:span><text:span text:style-name="T23">exactamente </text:span><text:span text:style-name="T5">no mesmo sítio, embora </text:span><text:span text:style-name="T170">tudo agora para mim fosse</text:span><text:span text:style-name="T5"> uma espécie de limbo fantasma, onde apenas eu e o objecto assustador parecíam</text:span><text:span text:style-name="T16">os </text:span><text:span text:style-name="T5"><text:s/>ser as únicas coisas com movimento. <text:s/></text:span><text:span text:style-name="T23">Os outros seres andantes haviam-se esfumado </text:span><text:span text:style-name="T173">por completo</text:span><text:span text:style-name="T23">. </text:span><text:span text:style-name="T88">Do luminoso aspirador </text:span><text:span text:style-name="T173">e(ou) </text:span><text:span text:style-name="T88">scâner nem sinal. <text:s/></text:span></text:p>
      <text:p text:style-name="P12"/>
      <text:p text:style-name="P14"><text:span text:style-name="T157">O escuro da </text:span>noite <text:span text:style-name="T157">deu à luz uma negridão ainda maior</text:span>. Se há pouco relatei que <text:span text:style-name="T157">a lua</text:span> deixara de se ver <text:span text:style-name="T157">no horizonte</text:span> agora confirmo que está uma noite escura como o breu, <text:span text:style-name="T157">como nunca vi na vida,</text:span> e <text:span text:style-name="T173">no tecto</text:span> <text:span text:style-name="T173">d</text:span>o céu <text:span text:style-name="T157">enlutado </text:span>não avisto qualquer estrela <text:span text:style-name="T157">que seja </text:span>pois de nuvens enegrecidas <text:span text:style-name="T171">(e agora paradas) </text:span>está ele <text:span text:style-name="T23">totalmente </text:span>forrado<text:span text:style-name="T173">. </text:span><text:s/>D<text:span text:style-name="T17">o modo</text:span> como isto aconteceu não tenho <text:span text:style-name="T17">eu</text:span> a menor ideia. <text:span text:style-name="T17">A perplexidade da minha ignorância deixa-me fulo comigo próprio... </text:span><text:span text:style-name="T23">uma e outra vez...</text:span></text:p>
      <text:p text:style-name="P14"/>
      <text:p text:style-name="P4"><text:span text:style-name="T8">Na rua que hoje de manhã </text:span><text:span text:style-name="T18">servia de ligação</text:span><text:span text:style-name="T8"> à minha casa começa </text:span><text:span text:style-name="T18">agora</text:span><text:span text:style-name="T8"> a brotar do chão </text:span><text:span text:style-name="T88">uma </text:span><text:soft-page-break/><text:span text:style-name="T88">miriade de </text:span><text:span text:style-name="T8">ervas daninhas, </text:span><text:span text:style-name="T62">multiplicando-se </text:span><text:span text:style-name="T8">por tudo quanto é canto </text:span><text:span text:style-name="T18">ou recanto</text:span><text:span text:style-name="T8">. As ervas rasteiras depressa evoluem para lianas e trepadeiras de proporções fantasmagóricas, escalando por cima de muros e paredes e telhados </text:span><text:span text:style-name="T18">e postes de iluminação</text:span><text:span text:style-name="T8">, cobrindo de verdete as características paredes brancas da </text:span><text:span text:style-name="T173">pequena </text:span><text:span text:style-name="T8">localidade </text:span><text:span text:style-name="T158">alentejana</text:span><text:span text:style-name="T8">. Quando finalmente chego à porta de casa o abraço das plantas ao tijolo </text:span><text:span text:style-name="T23">caiado </text:span><text:span text:style-name="T8">é tão apertado que mal deixa espaço para que consiga furar pelo meio das ramadas, </text:span><text:span text:style-name="T23">por debaixo da abóbada de ramos entrelaçados</text:span><text:span text:style-name="T8">. </text:span><text:span text:style-name="T173">Quando f</text:span><text:span text:style-name="T8">inalmente entro </text:span><text:span text:style-name="T19">na </text:span><text:span text:style-name="T20">moradia,</text:span><text:span text:style-name="T8"> em vez do lar familiar </text:span><text:span text:style-name="T19">a que estou acostumado </text:span><text:span text:style-name="T8">encontro </text:span><text:span text:style-name="T173">no</text:span><text:span text:style-name="T20"> seu lugar </text:span><text:span text:style-name="T8">um pedaço de floresta tropical, <text:s/>luxuriante, </text:span><text:span text:style-name="T24">com árvores e plantas de inúmeras formas, tamanhos e feitios a cobrirem tudo e mais alguma coisa, desde a ponta do chão até ao tecto </text:span><text:span text:style-name="T159">passando </text:span><text:span text:style-name="T173">sem contemplações </text:span><text:span text:style-name="T159">por cima de tudo quanto é mobília</text:span><text:span text:style-name="T8">. </text:span><text:span text:style-name="T9">Dos meus parentes </text:span><text:span text:style-name="T160">mais próximos</text:span><text:span text:style-name="T9"> nem vivalma. </text:span><text:span text:style-name="T174">As dimensões das divisões parecem maiores. </text:span><text:span text:style-name="T173">Durante u</text:span><text:span text:style-name="T174">m ou dois</text:span><text:span text:style-name="T173"> minutos p</text:span><text:span text:style-name="T10">rocuro e chamo por quem amo mas a única coisa audível que chega aos meus ouvidos é o desgraçado “Baku!.. Baku!...” que ressona e ecoa lá fora, </text:span><text:span text:style-name="T21">propagando o seu mal pela aldeia</text:span><text:span text:style-name="T10">. </text:span><text:span text:style-name="T160">Não me sinto confortável aqui, prefiro enfrentar a rua. </text:span><text:span text:style-name="T10">Quando estou prestes a abandonar a habitação (se é que ainda posso chamar-lhe isso) ouço o meu nome </text:span><text:span text:style-name="T63">ser repetido </text:span><text:span text:style-name="T160">duas vezes</text:span><text:span text:style-name="T10">. Vindos do nada, surgem por detrás de uma palmeira de metro e meio os meus pais. As suas expressões estão descansadas e sorridentes por mais estranho que isso me pareça perante a situação </text:span><text:span text:style-name="T21">insólita </text:span><text:span text:style-name="T10">com que nos deparamos. As suas vozes tentam incutir-me uma calma e uma tranquilidade que me deixam à beira de um ataque de nervos </text:span><text:span text:style-name="T161">e por isso nem sequer me atrevo a transcrever para aqui essa</text:span><text:span text:style-name="T171">s</text:span><text:span text:style-name="T161"> </text:span><text:span text:style-name="T171">suas </text:span><text:span text:style-name="T161">palavras</text:span><text:span text:style-name="T10">. Como podem passar por uma experiência traumática destas e falar-me com tamanho trejeito de serenidade. E os seus olhos... porque que razão </text:span><text:span text:style-name="T161">brilham</text:span><text:span text:style-name="T10"> </text:span><text:span text:style-name="T161">tanto </text:span><text:span text:style-name="T10">os seus olhos se a expressão deles me parece tão vazia?... <text:s/></text:span><text:span text:style-name="T63">A sensação que tenho é</text:span><text:span text:style-name="T10"> </text:span><text:span text:style-name="T174">que </text:span><text:span text:style-name="T63">estes dois seres </text:span><text:span text:style-name="T10">olham para </text:span><text:span text:style-name="T24">um</text:span><text:span text:style-name="T10">a </text:span><text:span text:style-name="T37">espécie de </text:span><text:span text:style-name="T10">luz que avista</text:span><text:span text:style-name="T161">m</text:span><text:span text:style-name="T10"> ao fundo do túnel sem que na verdade estejam </text:span><text:span text:style-name="T37">realmente </text:span><text:span text:style-name="T10">a olhar para mim. Não! Não pode ser! Alguma coisa está mal... Não creio que sejam eles!...</text:span></text:p>
      <text:p text:style-name="P15"/>
      <text:p text:style-name="P15">Foi a primeira vez na minha vida que fugi de alguém, e nunca pensei que se um dia o tivesse de fazer fugiria dos meus próprios <text:span text:style-name="T21">progenitores</text:span>. Mas para ser honesto comigo próprio não creio que aquelas duas criaturas fossem os meus verdadeiros pais. Por fora talvez fossem em tudo semelhantes, mas por debaixo daquele olhar calmamente sinistro estava outra coisa qualquer à <text:span text:style-name="T162">qual </text:span><text:span text:style-name="T37">eu não </text:span><text:span text:style-name="T162">re</text:span><text:span text:style-name="T37">conhe</text:span><text:span text:style-name="T162">ci</text:span><text:span text:style-name="T37"> </text:span><text:span text:style-name="T162">paternidade ou outro tipo de afectividade</text:span>. <text:span text:style-name="T89">O meu instinto mandou-me fugir</text:span><text:span text:style-name="T24"> de “casa”.</text:span>..</text:p>
      <text:p text:style-name="P10"/>
      <text:p text:style-name="P21">Cá fora nada de novo, <text:span text:style-name="T162">c</text:span><text:span text:style-name="T89">ontinuo sem</text:span> ve<text:span text:style-name="T89">r</text:span> vivalma. Decido caminhar pelas ruas mais próximas à procura de alguém. <text:span text:style-name="T37">Para trás está decidido que tão cedo não volto... </text:span><text:span text:style-name="T96"><text:s/></text:span><text:span text:style-name="T95">Estou tão nervoso que consigo sentir e ver a pulsação numa artéria perto do joelho. <text:s/>Vejo a carne aos saltos e a única coisa que me </text:span><text:soft-page-break/><text:span text:style-name="T95">ocorre ao pensamento é a visão da artéria a rebentar e da perna a paralisar... </text:span><text:span text:style-name="T162">Acho que estou a ficar paranóico, devo ter aquilo a que chamam de </text:span><text:span text:style-name="T45">stress </text:span><text:span text:style-name="T79">pós-traumático...</text:span><text:span text:style-name="T162"> </text:span></text:p>
      <text:p text:style-name="P16"/>
      <text:p text:style-name="P25"><text:span text:style-name="T25">Durante cerca de meia hora deambulei por ruas e ruelas desprovidas de vida até que um barulho de </text:span><text:span text:style-name="T38">passagem de </text:span><text:span text:style-name="T25">corrente eléctrica me despertou a atenção. </text:span><text:span text:style-name="T51">O zumbido p</text:span><text:span text:style-name="T25">arec</text:span><text:span text:style-name="T51">e</text:span><text:span text:style-name="T25"> ter origem por detrás um pequeno cabeço florestal </text:span><text:span text:style-name="T64">despovoado </text:span><text:span text:style-name="T25">que fica mesmo no centro da aldeia, nas traseiras do cemitério </text:span><text:span text:style-name="T64">local</text:span><text:span text:style-name="T25">, </text:span><text:span text:style-name="T64">e </text:span><text:span text:style-name="T25">em redor do qual serpenteia circularmente a principal </text:span><text:span text:style-name="T64">via da</text:span><text:span text:style-name="T25"> </text:span><text:span text:style-name="T64">localidade</text:span><text:span text:style-name="T25">. É </text:span><text:span text:style-name="T174">para lá que me dirijo. </text:span><text:span text:style-name="T25">Passo os primeiros muros e salto depois as últimas vedações que </text:span><text:span text:style-name="T38">delimitam</text:span><text:span text:style-name="T25"> a vinha que separa </text:span><text:span text:style-name="T51">o </text:span><text:span text:style-name="T25">cemitério da primeira linha de eucaliptos e pinheiros. É a primeira vez que me aventuro </text:span><text:span text:style-name="T65">a pisar este </text:span><text:span text:style-name="T25">proibido território </text:span><text:span text:style-name="T174">alheio</text:span><text:span text:style-name="T25">, </text:span><text:span text:style-name="T174">e </text:span><text:span text:style-name="T163">ainda por cima no meio de uma escuridão quase absoluta</text:span><text:span text:style-name="T25">. </text:span><text:span text:style-name="T26">Antes de chegar ao alto da colina olho por cima do ombro e vejo que o estranho </text:span><text:span text:style-name="T46">OVNI</text:span><text:span text:style-name="T26"> </text:span><text:span text:style-name="T38">(creio que é assim que a ele me devo referir </text:span><text:span text:style-name="T175">pois tão certo é o ele voar como o eu não saber o que é)</text:span><text:span text:style-name="T174"> </text:span><text:span text:style-name="T38"><text:s/></text:span><text:span text:style-name="T26">continua a faiscar com uma regularidade constante, como se estivesse coberto por uma rede de malha eléctrica </text:span><text:span text:style-name="T38">bordada com</text:span><text:span text:style-name="T26"> feixes azuis e brancos </text:span><text:span text:style-name="T66">e lilases</text:span><text:span text:style-name="T26"> </text:span><text:span text:style-name="T51">que de vez em quando acorda da sesta</text:span><text:span text:style-name="T26">. Ouço o nefasto “Baku!... Baku!...” como nunca antes o tinha ouvido, terrivelmente perto, </text:span><text:span text:style-name="T163">e </text:span><text:span text:style-name="T51">mais alto </text:span><text:span text:style-name="T175">também</text:span><text:span text:style-name="T26">. É tão somente nesta altura que percebo que a origem do </text:span><text:span text:style-name="T51">peculiar</text:span><text:span text:style-name="T26"> som não é única, </text:span><text:span text:style-name="T66">ou se o era </text:span><text:span text:style-name="T163">até então </text:span><text:span text:style-name="T66">pelo menos não o é mais</text:span><text:span text:style-name="T26">. Não é apenas o estranho objecto no céu que produz o barulho que me atormenta </text:span><text:span text:style-name="T175">a alma</text:span><text:span text:style-name="T26">, há algo no chão à minha frente que responde à nave com igua</text:span><text:span text:style-name="T163">is</text:span><text:span text:style-name="T26"> </text:span><text:span text:style-name="T163">sequências de </text:span><text:span text:style-name="T26">“Baku!... Baku!..” cada vez que este é proferido lá em cima, </text:span><text:span text:style-name="T51">pelo menos é essa a sensação com que fico</text:span><text:span text:style-name="T26">. Passo </text:span><text:span text:style-name="T27">por debaixo d</text:span><text:span text:style-name="T26">os últimos penedos </text:span><text:span text:style-name="T28">encavalitados </text:span><text:span text:style-name="T26">que no topo do monte se me apresentam como obstáculos </text:span><text:span text:style-name="T27">(e que curiosam</text:span><text:span text:style-name="T28">e</text:span><text:span text:style-name="T27">nte só hoje reparo no quanto se assemelham a uma anta ancestral</text:span><text:span text:style-name="T28">)</text:span><text:span text:style-name="T27"> </text:span><text:span text:style-name="T26">e deparo-me com u</text:span><text:span text:style-name="T101">ma visão do outro mundo...</text:span></text:p>
      <text:p text:style-name="P29"/>
      <text:p text:style-name="P17"><text:span text:style-name="T26">Bem diante dos meus olhos, num local que desde que nasci só conheci pejado de árvores e plantas endémicas </text:span><text:span text:style-name="T28">(embora nunca de facto tenha estado tão perto como hoje) </text:span><text:span text:style-name="T26">existe agora uma depressão de dimensões impressionantes, uma cratera como só havia visto em documentários sobre vulcões ou quedas de meteoritos, embora me pareça pouco plausível que a origem desta seja </text:span><text:span text:style-name="T32">qualquer </text:span><text:span text:style-name="T38">um </text:span><text:span text:style-name="T32">desses fenómenos</text:span><text:span text:style-name="T26">. Impactos, pelo menos que eu me tenha apercebido, não houve, de vulcões </text:span><text:span text:style-name="T178">adormecidos </text:span><text:span text:style-name="T26">nesta zona nunca ouvi falar. </text:span><text:span text:style-name="T176">Só</text:span><text:span text:style-name="T38"> </text:span><text:span text:style-name="T52">tenho a certeza que </text:span><text:span text:style-name="T38">isto não estava aqui ontem...</text:span><text:span text:style-name="T26"> </text:span></text:p>
      <text:p text:style-name="P30"/>
      <text:p text:style-name="P35"><text:span text:style-name="T176">Quando penso contemplar mais de perto o abismo sinto uma</text:span> mão <text:span text:style-name="T178">tímida </text:span><text:span text:style-name="T176">a </text:span>assenta<text:span text:style-name="T176">r</text:span> ao de leve em cima do meu ombro direito. <text:span text:style-name="T176">Estremeci.</text:span></text:p>
      <text:p text:style-name="P35">- Shiiuuu! Baixa-te e não faças barulho. - Sussurrou o dono da voz que se abrigava por detrás das rochas empinadas e <text:span text:style-name="T178">que </text:span>quase me mata<text:span text:style-name="T176">va</text:span> de susto. <text:span text:style-name="T89">Afinal não estou só. </text:span>Um rapaz que eu não conheço de lado algum fala para mim:</text:p>
      <text:p text:style-name="P36"><text:soft-page-break/>- Tu também não foste afectado pois não? Não me pareces ser um deles. Já somos dois... Eles roubam-nos as nossas memórias, sabes?... As nossas recordações... - Dito isto apontou-me para o fundo do declive.<text:span text:style-name="T95"> </text:span><text:span text:style-name="T89">C</text:span>hegámo-nos um pouco mais à frente, agachados. <text:span text:style-name="T89">Juntos espreitámos.</text:span> <text:s/></text:p>
      <text:p text:style-name="P30"/>
      <text:p text:style-name="P17"><text:span text:style-name="T29">Serã</text:span><text:span text:style-name="T38">o</text:span><text:span text:style-name="T29"> no mínimo uma centena de metros até lá abaixo. </text:span><text:span text:style-name="T26">Mas o </text:span><text:span text:style-name="T29">quão fundo </text:span><text:span text:style-name="T32">e íngreme </text:span><text:span text:style-name="T29">é o</text:span><text:span text:style-name="T26"> buraco nem </text:span><text:span text:style-name="T26">sequer é aquilo que mais me </text:span><text:span text:style-name="T28">comove nem o que mais me perturba a razão, </text:span><text:span text:style-name="T29">mas sim o lá se encontra</text:span><text:span text:style-name="T28">...</text:span></text:p>
      <text:p text:style-name="P31"/>
      <text:p text:style-name="P26"><text:span text:style-name="T28">A cratera abissal não está </text:span><text:span text:style-name="T177">desocupada</text:span><text:span text:style-name="T28">. </text:span><text:span text:style-name="T29">A primeira coisa que salta à vista é a enorme estrutura gelatinosa </text:span><text:span text:style-name="T48">e</text:span><text:span text:style-name="T29"> </text:span><text:span text:style-name="T32">arroxeada, </text:span><text:span text:style-name="T179">u</text:span><text:span text:style-name="T67">ma massa </text:span><text:span text:style-name="T177">asquerosa </text:span><text:span text:style-name="T67">rodeada de plasma, </text:span><text:span text:style-name="T48">coberta por uma cúpula feita de película </text:span><text:span text:style-name="T29">sem</text:span><text:span text:style-name="T30">i</text:span><text:span text:style-name="T29">transparente, </text:span><text:span text:style-name="T48">e </text:span><text:span text:style-name="T29">que parece ser uma réplica quase perfeita de um cérebro humano gigantesco.</text:span><text:span text:style-name="T67"> </text:span><text:span text:style-name="T29">Um cérebro </text:span><text:span text:style-name="T32">estranh</text:span><text:span text:style-name="T179">o que</text:span><text:span text:style-name="T32"> </text:span><text:span text:style-name="T29">pulsa</text:span><text:span text:style-name="T32"> </text:span><text:span text:style-name="T29">como o bater de um coração, </text:span><text:span text:style-name="T32">emitindo</text:span><text:span text:style-name="T29"> espasmos carregados de electricidade a intervalos regulares, p</text:span><text:span text:style-name="T32">roduzindo de quando em vez </text:span><text:span text:style-name="T29">um “Baku!... Baku!...”, </text:span><text:span text:style-name="T52">num padrão em tudo semelhante ao do </text:span><text:span text:style-name="T43">ovni</text:span><text:span text:style-name="T52"> que paira acima de mim. </text:span><text:span text:style-name="T30">E é aqui </text:span><text:span text:style-name="T31">que estão as pessoas da minha terra, </text:span><text:span text:style-name="T53">ou no mínimo uma grande maioria. </text:span><text:span text:style-name="T177">M</text:span><text:span text:style-name="T49">uitas delas </text:span><text:span text:style-name="T177">vejo-as </text:span><text:span text:style-name="T31">em fila indiana, enfiadas em cima de um </text:span><text:span text:style-name="T177">estreito</text:span><text:span text:style-name="T31"> tapete rolante </text:span><text:span text:style-name="T32">metálico operado por uns braços mecânicos que se encarregam de os encaminhar na direcção do estranho </text:span><text:span text:style-name="T177">organismo</text:span><text:span text:style-name="T31">. </text:span><text:span text:style-name="T32">Aos poucos vão chegando mais e mais pessoas, </text:span><text:span text:style-name="T90">muitos conhecidos, muitos desconhecidos, </text:span><text:span text:style-name="T32">num estado semelhante ao </text:span><text:span text:style-name="T53">do</text:span><text:span text:style-name="T32">s </text:span><text:span text:style-name="T41">zombies, </text:span><text:span text:style-name="T68">embora </text:span><text:span text:style-name="T71">um pouco </text:span><text:span text:style-name="T68">mais lestos de movimentos </text:span><text:span text:style-name="T72">do que essa variedade de mortos-vivos</text:span><text:span text:style-name="T68">.</text:span><text:span text:style-name="T32"> </text:span><text:span text:style-name="T67">D</text:span><text:span text:style-name="T32">esce</text:span><text:span text:style-name="T67">m</text:span><text:span text:style-name="T32"> </text:span><text:span text:style-name="T53">quase tod</text:span><text:span text:style-name="T90">o</text:span><text:span text:style-name="T53">s</text:span><text:span text:style-name="T49"> </text:span><text:span text:style-name="T32">por um dos lados da colina </text:span><text:span text:style-name="T177">que fica </text:span><text:span text:style-name="T179">exactamente </text:span><text:span text:style-name="T32">oposto ao meu posto de observação, </text:span><text:span text:style-name="T67">voltando a fazer o percurso inverso </text:span><text:span text:style-name="T177">um pouco mais adiante, depois de terminada a sua “dádiva”</text:span><text:span text:style-name="T32">. </text:span><text:span text:style-name="T53">Ninguém fala </text:span><text:span text:style-name="T55">ou interage </text:span><text:span text:style-name="T53">com ninguém, </text:span><text:span text:style-name="T179">como se nem notassem a presença uns dos outros</text:span><text:span text:style-name="T53">. </text:span></text:p>
      <text:p text:style-name="P32"/>
      <text:p text:style-name="P20"><text:span text:style-name="T33">É </text:span><text:span text:style-name="T180">j</text:span><text:span text:style-name="T33">unto ao início da estranha passadeira de metal </text:span><text:span text:style-name="T180">que se </text:span><text:span text:style-name="T33">aglomeram </text:span><text:span text:style-name="T67">estes</text:span><text:span text:style-name="T33"> fantoches </text:span><text:span text:style-name="T180">peculiares</text:span><text:span text:style-name="T33">, até que, por instinto, hipnose ou </text:span><text:span text:style-name="T180">um qualquer tipo </text:span><text:span text:style-name="T33">controlo remoto se </text:span><text:span text:style-name="T67">começam a</text:span><text:span text:style-name="T33"> alinha</text:span><text:span text:style-name="T67">r</text:span><text:span text:style-name="T33"> </text:span><text:span text:style-name="T50">ordeiramente </text:span><text:span text:style-name="T33">uns atrás dos outros. Um a um, pelos seus próprios pés, sobem para cima do tapete </text:span><text:span text:style-name="T67">de lagartas</text:span><text:span text:style-name="T33">. À medida que </text:span><text:span text:style-name="T67">iniciam o</text:span><text:span text:style-name="T33"> desliz</text:span><text:span text:style-name="T67">e</text:span><text:span text:style-name="T33"> em direcção ao cérebro gigante as suas têmporas são </text:span><text:span text:style-name="T67">prontamente</text:span><text:span text:style-name="T33"> </text:span><text:span text:style-name="T53">cercadas</text:span><text:span text:style-name="T33"> por dois braços robóticos </text:span><text:span text:style-name="T180">munidos de</text:span><text:span text:style-name="T33"> pinças, um de cada lado do </text:span><text:span text:style-name="T67">rolo</text:span><text:span text:style-name="T32">. </text:span><text:span text:style-name="T33">Ao longo da curta viagem as pontas do pequeno instrumento acendem-se de </text:span><text:span text:style-name="T67">faíscas</text:span><text:span text:style-name="T33"> fazendo lembrar as pontas de um ferro de soldar, </text:span><text:span text:style-name="T180">e desde esse momento que se mantêm</text:span><text:span text:style-name="T50"> sempre a uma pequena distância em relação às cabeças</text:span><text:span text:style-name="T33">. </text:span></text:p>
      <text:p text:style-name="P20"><text:span text:style-name="T90">- Será que os vão fritar? - Pergunto em voz baixa. O rapaz sem nome diz que não e pede-me para observar </text:span><text:span text:style-name="T180">com paciência</text:span><text:span text:style-name="T90">. </text:span><text:span text:style-name="T33">Quando </text:span><text:span text:style-name="T90">as </text:span><text:span text:style-name="T180">referidas</text:span><text:span text:style-name="T90"> extremidades </text:span><text:span text:style-name="T33">entram em actividade o cérebro das cobaias humanas rodeia-se também ele de electricidade </text:span><text:span text:style-name="T34">estática</text:span><text:span text:style-name="T33">, faiscando incessantemente </text:span><text:span text:style-name="T67">como uma lâmpada enguiçada à </text:span><text:span text:style-name="T91">medida que percorrem o percurso,</text:span><text:span text:style-name="T33"> até ao ponto em que, quase a chegar à </text:span><text:soft-page-break/><text:span text:style-name="T33">massa encefálica gigantesca, </text:span><text:span text:style-name="T34">das suas cabeças se</text:span><text:span text:style-name="T33"> desprende uma névoa de</text:span><text:span text:style-name="T67"> </text:span><text:span text:style-name="T80">material brilhante</text:span><text:span text:style-name="T34"> </text:span><text:span text:style-name="T55">carregado de hologramas de vivências humanas.</text:span><text:span text:style-name="T34"> </text:span><text:span text:style-name="T55">Por cima das suas cabeças pairam </text:span><text:span text:style-name="T180">então </text:span><text:span text:style-name="T55">imagens de factos ou acontecimentos presenciados pelos donos das mesmas, num </text:span><text:span text:style-name="T40">flashback</text:span><text:span text:style-name="T55"> em retrospectiva de grande parte da vida de cada um. É esta aura de conhecimento </text:span><text:span text:style-name="T80">ectoplasmático </text:span><text:span text:style-name="T34">que </text:span><text:span text:style-name="T50">os abandona para </text:span><text:span text:style-name="T54">mergulhar e </text:span><text:span text:style-name="T50">se ir</text:span><text:span text:style-name="T34"> fund</text:span><text:span text:style-name="T50">ir</text:span><text:span text:style-name="T34"> no encéfalo alienígena, </text:span><text:span text:style-name="T50">aumentando-o </text:span><text:span text:style-name="T54">assim </text:span><text:span text:style-name="T50">de tamanho </text:span><text:span text:style-name="T54">a cada nova doação</text:span><text:span text:style-name="T50">. Acho que este cérebro se alimenta d</text:span><text:span text:style-name="T127">os seus congéneres</text:span><text:span text:style-name="T50"> humanos, </text:span><text:span text:style-name="T55">mais precisamente do conhecimento </text:span><text:span text:style-name="T180">adquirido </text:span><text:span text:style-name="T55">e da experiência de vida de cada um</text:span><text:span text:style-name="T50">... </text:span><text:span text:style-name="T91">das suas recordações... A</text:span><text:span text:style-name="T55">cho que é assim que aprende...</text:span></text:p>
      <text:p text:style-name="P37"/>
      <text:p text:style-name="P55">- É isso mesmo que estás a pensar. <text:s/><text:span text:style-name="T180">- V</text:span>ociferou o meu companheiro de circunstância, como se tivesse <text:span text:style-name="T180">também ele</text:span> acabado de <text:span text:style-name="T180">ter acesso</text:span> <text:span text:style-name="T180">a</text:span>os meus pensamentos. - … <text:span text:style-name="T97">Parece-me que e</text:span>sta estranha máquina retira as memórias às pessoas e <text:span text:style-name="T97">as </text:span>transfere para ela. <text:span text:style-name="T92">Por isso é que toda a gente age de modo estranho, ninguém tem memória de nada. É como se acabassem de nascer para a vida. </text:span><text:span text:style-name="T191">Andam nisto há três dias, </text:span><text:span text:style-name="T192">desde que chegaram</text:span><text:span text:style-name="T191">... - “Três dias!... </text:span><text:span text:style-name="T192">Como é possível?” - Pensei eu para comigo. Que raio de noção de tempo tenho eu percebido?</text:span><text:span text:style-name="T92"> </text:span><text:span text:style-name="T93">Porque nem toda a gente foi afectada </text:span><text:span text:style-name="T192">da mesma maneira </text:span><text:span text:style-name="T93">continua </text:span><text:span text:style-name="T192">a ser </text:span><text:span text:style-name="T93">um mistério. Até ver apenas eu e este moço </text:span><text:span text:style-name="T180">desconhecido conservamos o</text:span><text:span text:style-name="T93"> pleno poder das nossas faculdades. </text:span><text:span text:style-name="T192">Pode haver mais mas assim</text:span><text:span text:style-name="T180"> parece. </text:span><text:span text:style-name="T94">O que será </text:span><text:span text:style-name="T99">que nos distingue?... </text:span><text:span text:style-name="T100">Dúvidas, dúvidas e mais dúvidas. </text:span><text:span text:style-name="T102">Que as tenho é a única certeza da qual estou neste momento seguro</text:span><text:span text:style-name="T100">. Oh que tristeza esta que sinto...</text:span></text:p>
      <text:p text:style-name="P33"/>
      <text:p text:style-name="P19"><text:span text:style-name="T54">Cada um na sua vez, os humanos </text:span><text:span text:style-name="T181">abandonam o local dest</text:span><text:span text:style-name="T54">a oferenda forçada e saem da cratera tão silenciosamente quanto entraram. </text:span><text:span text:style-name="T97">A esteira pára quando o indivíduo se aproxima do enigmático monstro </text:span><text:span text:style-name="T192">permitindo</text:span><text:span text:style-name="T97"> </text:span><text:span text:style-name="T192">que </text:span><text:span text:style-name="T97">o paciente desç</text:span><text:span text:style-name="T192">a</text:span><text:span text:style-name="T97"> com a maior das normalidades. Em seguida repete-se o ciclo com o próximo, </text:span><text:span text:style-name="T182">até que todos por lá tenham passado</text:span><text:span text:style-name="T97">. </text:span><text:span text:style-name="T54">Fico a observar o espectáculo durante </text:span><text:span text:style-name="T182">todo o tempo que durou</text:span><text:span text:style-name="T54">. </text:span><text:span text:style-name="T55">Pelo que percebo toda a gente regressa</text:span><text:span text:style-name="T182">rá</text:span><text:span text:style-name="T55"> às suas “</text:span><text:span text:style-name="T182">vidas” ocas</text:span><text:span text:style-name="T55"> </text:span><text:span text:style-name="T80">sem </text:span><text:span text:style-name="T182">quaisquer </text:span><text:span text:style-name="T80">efeitos secundários que saltem à vista </text:span><text:span text:style-name="T84">desarmada</text:span><text:span text:style-name="T55">. Chegam, oferecem a sua consciência e vão </text:span><text:span text:style-name="T182">depois </text:span><text:span text:style-name="T55">embora como se nada se </text:span><text:span text:style-name="T182">houvesse passado</text:span><text:span text:style-name="T55">. Só que vão com as cabeças </text:span><text:span text:style-name="T182">esvaziadas</text:span><text:span text:style-name="T55">. Sem recordações, sem sentimentos, </text:span><text:span text:style-name="T84">sem memórias, </text:span><text:span text:style-name="T55">sem nada </text:span><text:span text:style-name="T182">que os distinga de um vegetal com pernas</text:span><text:span text:style-name="T55">. Só isso pode explicar tamanha falta de interacção entre gente que se conhece desde pequenina. Aos poucos as ruas vão regressando a uma aparente normalidade </text:span><text:span text:style-name="T192">se vista à distância</text:span><text:span text:style-name="T55">, começando de novo a ser frequentadas pelas gentes da aldeia, </text:span><text:span text:style-name="T56">mas o seu comportamento nada de normal mostra.</text:span><text:span text:style-name="T55"> </text:span><text:span text:style-name="T81">Toda a gente parece atarefada a fazer ou a pensar fazer (será que ainda pensam?) qualquer coisa sem que ninguém troque uma única palavra com o vizinho </text:span><text:span text:style-name="T111">mais próximo</text:span><text:span text:style-name="T81">.</text:span></text:p>
      <text:p text:style-name="P34"><text:s/></text:p>
      <text:p text:style-name="P18"><text:span text:style-name="T81">Naquele estranho </text:span><text:span text:style-name="T183">berço</text:span><text:span text:style-name="T81"> de cérebros f</text:span><text:span text:style-name="T56">iquei </text:span><text:span text:style-name="T81">eu</text:span><text:span text:style-name="T56"> sossegado durante mais cerca de meia hora, mesmo </text:span><text:soft-page-break/><text:span text:style-name="T56">depois do último doador de </text:span><text:span text:style-name="T81">massa cinzenta</text:span><text:span text:style-name="T56">, um miúdo d</text:span><text:span text:style-name="T82">os seus</text:span><text:span text:style-name="T56"> </text:span><text:span text:style-name="T192">dezanove </text:span><text:span text:style-name="T56"><text:s/>ou </text:span><text:span text:style-name="T192">vinte</text:span><text:span text:style-name="T56"> anos, ali ter deixado toda a sua aprendizagem adquirida durante essas duas décadas de vida. </text:span><text:span text:style-name="T54">Ne</text:span><text:span text:style-name="T56">sta altura o cérebro alienígena já </text:span><text:span text:style-name="T82">havia </text:span><text:span text:style-name="T192">mais que </text:span><text:span text:style-name="T56">duplic</text:span><text:span text:style-name="T82">ado de</text:span><text:span text:style-name="T56"> tamanho em relação àquilo que </text:span><text:span text:style-name="T82">era</text:span><text:span text:style-name="T56"> quando aqui cheguei. A certa altura o estranho corpo repugnante começa a mudar ligeiramente de cor, aproximando agora do esverdeado. </text:span><text:span text:style-name="T83">O tal ruído que agora me recuso a transcrever fez-se ouvir de modo mais prolongado </text:span><text:span text:style-name="T183">do </text:span><text:span text:style-name="T83">que o costume.</text:span><text:span text:style-name="T56"> S</text:span><text:span text:style-name="T54">into uma estranha dor de cabeça a chegar aos poucos, </text:span><text:span text:style-name="T183">lenta</text:span><text:span text:style-name="T54">. </text:span><text:span text:style-name="T183">C</text:span><text:span text:style-name="T54">omeço a sentir a fronte e a zona occipital a latejarem em uníssono. </text:span><text:span text:style-name="T56">Um novo zumbido </text:span><text:span text:style-name="T183">lancinante</text:span><text:span text:style-name="T56"> </text:span><text:span text:style-name="T57">colocou-me de joelhos </text:span><text:span text:style-name="T111">e olhos </text:span><text:span text:style-name="T57">no chão, outra vez</text:span><text:span text:style-name="T56">. </text:span><text:span text:style-name="T54">Nunca experimentei tamanha sensação de desconforto em toda a minha vida...</text:span></text:p>
      <text:p text:style-name="P56"/>
      <text:p text:style-name="P22"><text:span text:style-name="T184">Passaram uns segundos e f</text:span><text:span text:style-name="T55">elizmente a dor desapareceu, </text:span><text:span text:style-name="T184">deixando-me voltar ao activo</text:span><text:span text:style-name="T50">. </text:span><text:span text:style-name="T111">Só que estou novamente só. O tal rapaz que ainda há instantes me fazia companhia está neste momento a descer em direcção ao </text:span><text:span text:style-name="T184">fundo do aterro</text:span><text:span text:style-name="T111">. Tento chamar por ele. Em vão. </text:span><text:span text:style-name="T184">Por mais que eu tente n</text:span><text:span text:style-name="T111">ão me ouve. Fosse como fosse também ele </text:span><text:span text:style-name="T184">se comporta</text:span><text:span text:style-name="T111"> agora </text:span><text:span text:style-name="T184">como </text:span><text:span text:style-name="T111">um </text:span><text:span text:style-name="T44">zombie </text:span><text:span text:style-name="T78">estúpido</text:span><text:span text:style-name="T44">. </text:span><text:span text:style-name="T69">Quando chega a sua vez de subir ao altar </text:span><text:span text:style-name="T75">sacrificial </text:span><text:span text:style-name="T69">vejo o que vai (ou ia) na cabeça dele. Vejo-me a mim, ou melhor vejo-o a ele e a mim, numa curta cena alusiva ao nosso encontro fugaz. </text:span><text:span text:style-name="T73">A sua última recordação. </text:span><text:span text:style-name="T69">Nesta altura o tapete pára. O cérebro gigante ganha umas antenas </text:span><text:span text:style-name="T75">salientes </text:span><text:span text:style-name="T69">com uns olhos pequeninos nas pontas </text:span><text:span text:style-name="T77">que disparam</text:span><text:span text:style-name="T69"> u</text:span><text:span text:style-name="T75">ns</text:span><text:span text:style-name="T69"> foco</text:span><text:span text:style-name="T75">s</text:span><text:span text:style-name="T69"> de luz, como os faróis de um carro acabados de ligar, </text:span><text:span text:style-name="T77">os quais</text:span><text:span text:style-name="T75"> a</text:span><text:span text:style-name="T69">pontam </text:span><text:span text:style-name="T78">de imediato </text:span><text:span text:style-name="T69">para o local onde me encontro. Creio que acabei de ser descoberto. Oh</text:span><text:span text:style-name="T78">hh</text:span><text:span text:style-name="T69"> pernas para que te quero! Pela segunda vez nesta noite desato a fugir desalmadamente...</text:span></text:p>
      <text:p text:style-name="P38"/>
      <text:p text:style-name="P23"><text:span text:style-name="T70">Escondi-me no </text:span><text:span text:style-name="T73">local que achei mais seguro, do lado de dentro do </text:span><text:span text:style-name="T70">cemitério. </text:span><text:span text:style-name="T73">P</text:span><text:span text:style-name="T70">ensei que junto dos mortos estaria em paz. O estranho cérebro que antes ganhara olhos de ver surge agora por entre a vinha, galgando todos os obstáculos com a ajuda de quatro patas arqueadas </text:span><text:span text:style-name="T74">e mecanizadas </text:span><text:span text:style-name="T70">que nasceram não sei bem de onde. Com os seus olhos iluminados e </text:span><text:span text:style-name="T76">as </text:span><text:span text:style-name="T70">suas antenas </text:span><text:span text:style-name="T76">astutas </text:span><text:span text:style-name="T70">a fazer de radar perscruta as sombras da noite à minha procura. Ouço-o a emitir um </text:span><text:span text:style-name="T111"><text:s/>“</text:span><text:span text:style-name="T112">Baku!... Baku!...”, de raiva </text:span><text:span text:style-name="T190">certamente</text:span><text:span text:style-name="T112">. Por detrás do dito planalto surgem outras duas criaturas semelhantes. Dois outros cérebros gigantes com olhos e patas </text:span><text:span text:style-name="T193">arqueadas </text:span><text:span text:style-name="T112">de insecto </text:span><text:span text:style-name="T113">respondem à chamada</text:span><text:span text:style-name="T112">. </text:span><text:span text:style-name="T113">Vou ficar aqui bem quieto, protegido pela penumbra de uma lápide, até que desistam da perseguição. Curiosamente, sinto</text:span><text:span text:style-name="T193">-me bem</text:span><text:span text:style-name="T113"> seguro neste sítio. E sem medo. Dos mortos não temo eu </text:span><text:span text:style-name="T185">represálias</text:span><text:span text:style-name="T113">...</text:span></text:p>
      <text:p text:style-name="P39"/>
      <text:p text:style-name="P27"><text:span text:style-name="T113">Adormeci... Passei grande parte da noite abrigado junto dos sepulcros e acabei por não resistir ao peso do cansaço e do desgaste psicológico. Não sei quanto tempo estive ausente, mas ou estive mais do que um dia ou então apenas algumas horas, pois certo é que o sol ainda não brilha e está tão escuro como antes. </text:span><text:span text:style-name="T193">Acordo com frio. </text:span><text:span text:style-name="T113">Tento confirmar as horas no relógio de pulso mas para meu </text:span><text:soft-page-break/><text:span text:style-name="T113">espanto apercebo-me que este está </text:span><text:span text:style-name="T193">tão morto como os habitantes deste sítio</text:span><text:span text:style-name="T113"> e não me pode ajudar, </text:span><text:span text:style-name="T187">sendo que até o</text:span><text:span text:style-name="T186"> próprio vidro do mostrador abri</text:span><text:span text:style-name="T187">ra</text:span><text:span text:style-name="T186"> rachas. </text:span></text:p>
      <text:p text:style-name="P54"/>
      <text:p text:style-name="P27"><text:span text:style-name="T113">O estranho objecto voador continua estacionado no mesmo sítio onde </text:span><text:span text:style-name="T114">o vi parar</text:span><text:span text:style-name="T113"> pela primeira vez. Felizmente dos cérebros andantes não se me vislumbra a sua presença </text:span><text:span text:style-name="T194">nas redondezas</text:span><text:span text:style-name="T113">. Também não ouço ruídos por perto, </text:span><text:span text:style-name="T114">a</text:span><text:span text:style-name="T117">s</text:span><text:span text:style-name="T114"> </text:span><text:span text:style-name="T113">única coisa</text:span><text:span text:style-name="T117">s</text:span><text:span text:style-name="T113"> que mexe</text:span><text:span text:style-name="T117">m</text:span><text:span text:style-name="T113"> </text:span><text:span text:style-name="T117">parecem ser </text:span><text:span text:style-name="T113">umas estranhas luzes que pairam sobre o horizonte, </text:span><text:span text:style-name="T117">por detrás do morro </text:span><text:span text:style-name="T187">onde estive</text:span><text:span text:style-name="T117">, </text:span><text:span text:style-name="T187">mas </text:span><text:span text:style-name="T117">que julgo distantes.</text:span><text:span text:style-name="T113"> Destemido, encho o peito de coragem e abandono </text:span><text:span text:style-name="T114">a protecção</text:span><text:span text:style-name="T113"> </text:span><text:span text:style-name="T114">d</text:span><text:span text:style-name="T113">o meu esconderijo. Dirijo-me ao planalto de onde escapei antes, mas desta feita aproximo-me por outra vertente </text:span><text:span text:style-name="T115">de acesso mais demorado e por onde há mais vegetação </text:span><text:span text:style-name="T188">cerrada</text:span><text:span text:style-name="T113">. Quando lá chego vejo... </text:span><text:span text:style-name="T188">N</text:span><text:span text:style-name="T113">ada!...</text:span></text:p>
      <text:p text:style-name="P39"/>
      <text:p text:style-name="P28"><text:span text:style-name="T116">O interior do aterro encontra-se </text:span><text:span text:style-name="T188">desta feita</text:span><text:span text:style-name="T116"> deserto. No chão o único vestígio de actividade recente é a presença da lagarta do tapete rolante </text:span><text:span text:style-name="T195">e uma poça enorme de plasma fosforescente</text:span><text:span text:style-name="T116">. </text:span><text:span text:style-name="T117">A dança de luzes que a minha </text:span><text:span text:style-name="T189">retina</text:span><text:span text:style-name="T117"> capta ao longe rouba-me depressa toda a atenção. </text:span><text:span text:style-name="T113"><text:s/></text:span><text:span text:style-name="T117">E</text:span><text:span text:style-name="T114">ntrelaçando-se umas nas outras</text:span><text:span text:style-name="T113"> </text:span><text:span text:style-name="T117">bailam sem descanso </text:span><text:span text:style-name="T113">para lá dos limites da aldeia. </text:span><text:span text:style-name="T117">Tal como julguei seja o que for que se passa tem origem na floresta que mora no sopé da enorme serra que se levanta uns quilómetros mais adiante, a qual cria este vale maravilhoso onde até hoje era uma dádiva viver. É para lá que devo ir, ou pelo menos é para lá que o </text:span><text:span text:style-name="T196">meu</text:span><text:span text:style-name="T117"> cérebro me diz para ir. Abandono a aldeia à socapa e parto à procura de respostas. Tal como </text:span><text:span text:style-name="T195">já me</text:span><text:span text:style-name="T117"> ocorrera anteriormente não tive o menor avistamento de vida humana durante esta minha expedição. </text:span></text:p>
      <text:p text:style-name="P40"/>
      <text:p text:style-name="P24"><text:span text:style-name="T117">À medida que vou avançando pelos caminhos desertos vou tendo maior noção sobre a localização das misteriosas luzes. Começo também aos poucos a perceber algum barulho distante de máquinas que antes não captara pela distância. Quando penetro n</text:span><text:span text:style-name="T118">o perímetro florestal constato que algures lá pelo meio das árvores alguma azáfama tem lugar. Esse algures lá pelo meio dá-me a impressão de ser numa zona onde existe um buraco enorme no chão </text:span><text:span text:style-name="T197">ao qual os locais</text:span><text:span text:style-name="T118"> </text:span><text:span text:style-name="T197">dão o</text:span><text:span text:style-name="T118"> nome de “mina do dragão”. Até hoje nunca ninguém me soube explicar bem a origem do nome ou do local em si. Já estive lá perto em duas ocasiões mas sempre tive receio de me aproximar muito da borda. Nem mesmo os mais velhos sabem explicar bem o que é, </text:span><text:span text:style-name="T198">acham</text:span><text:span text:style-name="T118"> que se trata de uma antiga mina de carvão ou algo do género, mas eu garanto-vos que de mina </text:span><text:span text:style-name="T121">o seu aspecto pouco ou </text:span><text:span text:style-name="T118">nada tem. É um estranho buraco arredondado, fundo e escuro do qual toda a gente ouviu falar mas do qual ninguém sabe verdadeiramente nada e do qual ninguém parece ter curiosidade </text:span><text:span text:style-name="T197">genuína </text:span><text:span text:style-name="T118">em saber. Talvez hoje descubra </text:span><text:span text:style-name="T119">e </text:span><text:span text:style-name="T120">consiga </text:span><text:span text:style-name="T119">sobreviv</text:span><text:span text:style-name="T120">er</text:span><text:span text:style-name="T119"> à resposta</text:span><text:span text:style-name="T118">...</text:span></text:p>
      <text:p text:style-name="P41"/>
      <text:p text:style-name="P6"><text:span text:style-name="T122">Pé ante pé vou-me aproximando da zona movimentada, sempre com o máximo cuidado </text:span><text:span text:style-name="T210">para não me </text:span><text:soft-page-break/><text:span text:style-name="T210">delatar</text:span><text:span text:style-name="T122">, serpenteando que nem uma cobra por entre as árvores e os arbustos. Cheguei inclusivamente a rastejar </text:span><text:span text:style-name="T210">pelo chão, </text:span><text:span text:style-name="T122">tal não era a minha paranóia. À </text:span><text:span text:style-name="T123">medi</text:span><text:span text:style-name="T210">d</text:span><text:span text:style-name="T123">a que me aproximo do barulho e das luzes vou dando conta que a agitação se processa numa enorme clareira na zona da mina do dragão, </text:span><text:span text:style-name="T210">onde</text:span><text:span text:style-name="T123"> nunca outrora aí existira </text:span><text:span text:style-name="T210">tal coisa</text:span><text:span text:style-name="T123">. Num raio de </text:span><text:span text:style-name="T197">quinhentos</text:span><text:span text:style-name="T123"> metros em redor do fosso toda a vegetação fora completamente arrasada. Neste ermo </text:span><text:span text:style-name="T199">invadido </text:span><text:span text:style-name="T210">pelos visitantes inesperados</text:span><text:span text:style-name="T199"> </text:span><text:span text:style-name="T123">existe nesta altura uma exploração mineira de proporções assustadoras. Uma meia dúzia de </text:span><text:span text:style-name="T124">máquinas percorrem a faixa de terreno de lés a lés </text:span><text:span text:style-name="T125">alumiando</text:span><text:span text:style-name="T128">-o em toda extensão</text:span><text:span text:style-name="T125"> como se procurassem </text:span><text:span text:style-name="T199">ou guardassem </text:span><text:span text:style-name="T125">algo</text:span><text:span text:style-name="T124">. </text:span><text:span text:style-name="T130">São máquinas </text:span><text:span text:style-name="T199">robóticas </text:span><text:span text:style-name="T130">estranhas </text:span><text:span text:style-name="T124">que lembram um cruzamento falhado entre uma aranha e um polvo, </text:span><text:span text:style-name="T128">com um</text:span><text:span text:style-name="T130">a cabina no meio para o operador comandar os membros mecânicos, no cimo da qual está sentado um</text:span><text:span text:style-name="T128"> </text:span><text:span text:style-name="T130">pequeno </text:span><text:span text:style-name="T128">cérebro </text:span><text:span text:style-name="T130">azul-esverdeado protegido por uma espécie de </text:span><text:span text:style-name="T199">capacete ou </text:span><text:span text:style-name="T130">cúpula de acrílico. </text:span><text:span text:style-name="T124">Uns quantos </text:span><text:span text:style-name="T125">buldózeres de uma dezena de metros de altura </text:span><text:span text:style-name="T126">e mais </text:span><text:span text:style-name="T128">do que isso </text:span><text:span text:style-name="T126">de comprimento</text:span><text:span text:style-name="T125"> arrasam por completo tudo </text:span><text:span text:style-name="T210">o que oferece resistência</text:span><text:span text:style-name="T125"> à sua passagem. </text:span><text:span text:style-name="T126">Está tudo escavado por todo o lado. Deverão </text:span><text:span text:style-name="T128">já </text:span><text:span text:style-name="T126">ter saído daqui umas boas toneladas de terra. </text:span><text:span text:style-name="T125">Formando um género de </text:span><text:span text:style-name="T210">arranjo</text:span><text:span text:style-name="T125"> </text:span><text:span text:style-name="T210">triangular</text:span><text:span text:style-name="T125"> </text:span><text:span text:style-name="T210">erguem-se</text:span><text:span text:style-name="T125"> três torres enormes em extremos opostos da exploração, no cimo dos quais se </text:span><text:span text:style-name="T210">evidenciam</text:span><text:span text:style-name="T125"> umas grelhas carregadas </text:span><text:span text:style-name="T210">com </text:span><text:span text:style-name="T125"><text:s/></text:span><text:span text:style-name="T210">quatro fileiras de </text:span><text:span text:style-name="T125">holofotes </text:span><text:span text:style-name="T126">que iluminam todo o recinto. Nenhuma das máquinas </text:span><text:span text:style-name="T200">andantes </text:span><text:span text:style-name="T126">referidas atrás trabalha sozinha. São operadas por humanos, alguns </text:span><text:span text:style-name="T130">são meus </text:span><text:span text:style-name="T126">conhe</text:span><text:span text:style-name="T130">cidos</text:span><text:span text:style-name="T126">. Todas as pessoas que esvaziaram a aldeia estão aqui a trabalhar. Homens, mulheres, velhos e </text:span><text:span text:style-name="T200">mesmo </text:span><text:span text:style-name="T126">crianças, </text:span><text:span text:style-name="T130">aparentemente sem qualquer excepção</text:span><text:span text:style-name="T126">. A maioria carrega nas mãos ferramentas </text:span><text:span text:style-name="T210">de escavação</text:span><text:span text:style-name="T126">, instrumentos </text:span><text:span text:style-name="T130">de extracção</text:span><text:span text:style-name="T126"> que lembram pás e picaretas rudimentares, forjados com pedaços mal soldados de tudo quanto é aparato metálico, </text:span><text:span text:style-name="T130">incluindo coisas tão bizarras </text:span><text:span text:style-name="T200">como</text:span><text:span text:style-name="T130"> saca</text:span><text:span text:style-name="T200">-</text:span><text:span text:style-name="T130">rolhas e talheres de cozinha</text:span><text:span text:style-name="T126">. Mas muitos há que cavam com as próprias mãos, </text:span><text:span text:style-name="T130">numa descontração total e absoluta </text:span><text:span text:style-name="T210">que impressiona</text:span><text:span text:style-name="T126">. Uma legião de escravos acéfalos que trabalha sem pestanejar, como máquinas...</text:span></text:p>
      <text:p text:style-name="P42"/>
      <text:p text:style-name="P43">A coisa mais estranha para mim é ainda não ter visto nenhum destes seres do espaço. Mesmo nesta enorme exploração não há uma única máquina que não seja operada humanos. Os senhores destes escravos são ausência permanente. <text:span text:style-name="T202">Pergunto-me onde estarão eles e porque razão não se mostram. A única coisa que vi que mais se assemelha a um alienígena são os cérebros andantes com patas de bicho, mas não me parece que eles sejam só isso... </text:span><text:span text:style-name="T203">e nem </text:span><text:span text:style-name="T204">tampouco</text:span><text:span text:style-name="T203"> </text:span><text:span text:style-name="T204">esses </text:span><text:span text:style-name="T203">me parece</text:span><text:span text:style-name="T204">ram</text:span><text:span text:style-name="T203"> 100% orgânico</text:span><text:span text:style-name="T204">s</text:span><text:span text:style-name="T203">.</text:span></text:p>
      <text:p text:style-name="P57"/>
      <text:p text:style-name="P46">O laboro é continuo, <text:span text:style-name="T130">assim como o ruído</text:span>. <text:span text:style-name="T98">A escavação avança a um ritmo alucinante à custa das </text:span><text:span text:style-name="T103">centenas de operários e das</text:span><text:span text:style-name="T98"> enormes retroescavadoras e demais veículos dos quais não faço a mínima ideia de donde apareceram em tão curto espaço de tempo. </text:span><text:span text:style-name="T104">Para</text:span><text:span text:style-name="T98"> </text:span><text:span text:style-name="T104">mim </text:span><text:span text:style-name="T98">não terão passado mais </text:span><text:soft-page-break/><text:span text:style-name="T98">do que algumas horas desde que vi o meteorito sobrevoar os céus da aldeia pela segunda vez, </text:span><text:span text:style-name="T104">mas também já percebi</text:span><text:span text:style-name="T98"> </text:span><text:span text:style-name="T104">que a minh</text:span><text:span text:style-name="T98">a noção do tempo e da realidade </text:span><text:span text:style-name="T104">está completamente desregulada</text:span><text:span text:style-name="T98">. </text:span></text:p>
      <text:p text:style-name="P58"/>
      <text:p text:style-name="P46"><text:span text:style-name="T104">Vejo</text:span><text:span text:style-name="T98"> gente a tombar por terra. </text:span><text:span text:style-name="T104">O</text:span><text:span text:style-name="T98">s mais velhos e os mais novos são os primeiros a sucumbir ao traba</text:span>lho árduo <text:span text:style-name="T211">n</text:span>a mina a céu aberto. Não sei se caiem apenas de exaustão <text:span text:style-name="T129">ou se porque deixaram de estar </text:span>vivos. Os bicharocos que nem são nem aranhas nem polvos depressa recolhem os corpos <text:span text:style-name="T211">moribundos </text:span>nas pontas nas patas e <text:span text:style-name="T130">os </text:span>levam não sei para onde, <text:span text:style-name="T130">como vassouras </text:span><text:span text:style-name="T211">a varrer o desperdício </text:span><text:span text:style-name="T130">que já não </text:span><text:span text:style-name="T211">tem utilidade.</text:span><text:span text:style-name="T130"> Não faço a menor ideia do que procuram neste lugar </text:span><text:span text:style-name="T211">isolado </text:span><text:span text:style-name="T130">mas depressa concluo que estes seres necessitavam de uma legião de escravos para fazer o trabalhinho por eles. Observo o local por vários ângulos diferentes mas manten</text:span><text:span text:style-name="T211">h</text:span><text:span text:style-name="T130">o-me sempre na penumbra da última linha de vegetação.</text:span></text:p>
      <text:p text:style-name="P44"/>
      <text:p text:style-name="P45"><text:span text:style-name="T201">A dada altura</text:span><text:span text:style-name="T148"> </text:span><text:span text:style-name="T212">testemunho como tudo </text:span><text:span text:style-name="T148">pára</text:span><text:span text:style-name="T129">... A escavação é interrompida por breves momentos. </text:span><text:span text:style-name="T148">Ao que me p</text:span><text:span text:style-name="T129">arece </text:span><text:span text:style-name="T220">poderá significar</text:span><text:span text:style-name="T148"> </text:span><text:span text:style-name="T220">que algo </text:span><text:span text:style-name="T148">terá sido descoberto,</text:span><text:span text:style-name="T129"> </text:span><text:span text:style-name="T148">p</text:span><text:span text:style-name="T131">or</text:span><text:span text:style-name="T148">que</text:span><text:span text:style-name="T131"> segundos </text:span><text:span text:style-name="T145">após </text:span><text:span text:style-name="T205">o </text:span><text:span text:style-name="T212">parar</text:span><text:span text:style-name="T205"> d</text:span><text:span text:style-name="T212">os</text:span><text:span text:style-name="T205"> </text:span><text:span text:style-name="T212">trabalhos de </text:span><text:span text:style-name="T205">perfuração </text:span><text:span text:style-name="T131">a</text:span><text:span text:style-name="T129">s pessoas ficaram imobilizadas como estátuas, </text:span><text:span text:style-name="T205">tão </text:span><text:span text:style-name="T148">serenas </text:span><text:span text:style-name="T220">quanto</text:span><text:span text:style-name="T148"> gárgulas acabadinhas de petrificar </text:span><text:span text:style-name="T220">pelo primeiro raio de sol, c</text:span><text:span text:style-name="T129">omo </text:span><text:span text:style-name="T131">se </text:span><text:span text:style-name="T212">fossem personagens de um filme e </text:span><text:span text:style-name="T220">o espectador na posse</text:span><text:span text:style-name="T129"> </text:span><text:span text:style-name="T220">do</text:span><text:span text:style-name="T129"> contr</text:span><text:span text:style-name="T131">o</text:span><text:span text:style-name="T129">lo remoto tivesse carregado no botão de “P</text:span><text:span text:style-name="T131">AUSE</text:span><text:span text:style-name="T129">”. Apenas se vê o movimento das máquinas aracnídeas que faziam as operações de supervisão </text:span><text:span text:style-name="T131">e limpeza </text:span><text:span text:style-name="T148">e que agora se j</text:span><text:span text:style-name="T129">untam </text:span><text:span text:style-name="T148">todas</text:span><text:span text:style-name="T129"> num circulo. Parece</text:span><text:span text:style-name="T148">-me mais do que evidente</text:span><text:span text:style-name="T129"> que </text:span><text:span text:style-name="T220">terão </text:span><text:span text:style-name="T129">encontra</text:span><text:span text:style-name="T220">do</text:span><text:span text:style-name="T129"> </text:span><text:span text:style-name="T220">algum achado</text:span><text:span text:style-name="T129">. </text:span><text:span text:style-name="T131">A única forma que tenho de tentar ver </text:span><text:span text:style-name="T145">alguma coisa</text:span><text:span text:style-name="T131"> é subir a uma das </text:span><text:span text:style-name="T148">enormes </text:span><text:span text:style-name="T131">árvores que me cercam. É </text:span><text:span text:style-name="T206">precisamente </text:span><text:span text:style-name="T131">isso que faço </text:span><text:span text:style-name="T212">e enquanto o faço começa de novo </text:span><text:span text:style-name="T131">a </text:span><text:span text:style-name="T212">registar-se</text:span><text:span text:style-name="T131"> </text:span><text:span text:style-name="T148">algum </text:span><text:span text:style-name="T131">movimento </text:span><text:span text:style-name="T220">na clareira</text:span><text:span text:style-name="T131">. </text:span><text:span text:style-name="T212">Ou</text:span><text:span text:style-name="T131">ço o já quase esquecido “Baku!... Baku!... Baku!... Três vezes! Exactamente como da primeira vez que tal agoiro me chegou aos ouvidos. </text:span><text:span text:style-name="T148">Desta feita o</text:span><text:span text:style-name="T131"> som parece vir do meio da escavação, da zona onde mais se aglomera gente... do meio do chão </text:span><text:span text:style-name="T213">aberto </text:span><text:span text:style-name="T145">para ser mais exacto</text:span><text:span text:style-name="T131">...</text:span></text:p>
      <text:p text:style-name="P49"/>
      <text:p text:style-name="P47"><text:span text:style-name="T131">Do alto do meu posto de observação montado na copa de um ramalhudo sobreir</text:span><text:span text:style-name="T148">o </text:span><text:span text:style-name="T131">centenário vejo uma multidão que puxa algo rampa acima. Deslizando sobre duas filas de esteiras </text:span><text:span text:style-name="T213">improvisadas </text:span><text:span text:style-name="T131">surge à superfície <text:s/>u</text:span><text:span text:style-name="T129">ma cápsula gigante </text:span><text:span text:style-name="T206">que jazia </text:span><text:span text:style-name="T129">enterrada no solo. </text:span><text:span text:style-name="T131">Atrás da primeira surge </text:span><text:span text:style-name="T213">depressa </text:span><text:span text:style-name="T131">uma </text:span><text:span text:style-name="T145">outra</text:span><text:span text:style-name="T131">. </text:span><text:span text:style-name="T213">São duas</text:span><text:span text:style-name="T131"> formas </text:span><text:span text:style-name="T206">bacentas, </text:span><text:span text:style-name="T145">feitas </text:span><text:span text:style-name="T131">de </text:span><text:span text:style-name="T145">material </text:span><text:span text:style-name="T206">semitransparente </text:span><text:span text:style-name="T145">semelhante</text:span><text:span text:style-name="T131"> </text:span><text:span text:style-name="T148">ao </text:span><text:span text:style-name="T131">vidro ou acrílico </text:span><text:span text:style-name="T145">que parecem</text:span><text:span text:style-name="T131"> dois supositórios de quatro ou cinco metros de comprimento, </text:span><text:span text:style-name="T206">embora </text:span><text:span text:style-name="T150">mais largos na ponta cónica</text:span><text:span text:style-name="T131">. Uma delas pulsa e brilha como uma pedra preciosa. A outra, </text:span><text:span text:style-name="T148">saindo dela apenas som,</text:span><text:span text:style-name="T131"> imite </text:span><text:span text:style-name="T148">apenas </text:span><text:span text:style-name="T131">o desprezível, </text:span><text:span text:style-name="T213">familiar</text:span><text:span text:style-name="T131"> </text:span><text:span text:style-name="T145">e invisível, </text:span><text:span text:style-name="T131">“Baku!... Baku!... Umas vezes em sequência dupla outras em sequência tripla. Mas as duas manifestações estão sincronizadas na perfeição, </text:span><text:span text:style-name="T213">complementando-se</text:span><text:span text:style-name="T131">. De repente não sei porquê veio-me à ideia </text:span><text:span text:style-name="T145">a sonorização</text:span><text:span text:style-name="T131"> do pedido </text:span><text:soft-page-break/><text:span text:style-name="T131">de SOS em código Morse que aprendi </text:span><text:span text:style-name="T213">na televisão </text:span><text:span text:style-name="T131">quando era miúdo. </text:span><text:span text:style-name="T132">Estando agora mais perplexo e abismado do que propriamente amedrontado consigo </text:span><text:span text:style-name="T136">raciocinar</text:span><text:span text:style-name="T132"> com mais discernimento. </text:span><text:span text:style-name="T131">Parece</text:span><text:span text:style-name="T132">-me</text:span><text:span text:style-name="T131"> haver </text:span><text:span text:style-name="T132">uma clara </text:span><text:span text:style-name="T131">sintonia entre as duplas e as triplas variações </text:span><text:span text:style-name="T136">das </text:span><text:span text:style-name="T131">sonorizações, uma verdadeira sequência </text:span><text:span text:style-name="T132">que antes não havia detectado nem podia perceber</text:span><text:span text:style-name="T131">. Um código </text:span><text:span text:style-name="T136">talvez</text:span><text:span text:style-name="T131">?...</text:span><text:span text:style-name="T148">Um sinal de localização?... </text:span><text:span text:style-name="T220">Um “</text:span><text:span text:style-name="T47">beacon</text:span><text:span text:style-name="T220">”?...</text:span></text:p>
      <text:p text:style-name="P50"/>
      <text:p text:style-name="P48"><text:span text:style-name="T133">Aguardo com ansiedade o momento em que aquelas carcaças ovais </text:span><text:span text:style-name="T221">se abrirão</text:span><text:span text:style-name="T206"> para </text:span><text:span text:style-name="T133">revelar o seu tesouro </text:span><text:span text:style-name="T221">aprisionado</text:span><text:span text:style-name="T133">. Posso estar redondamente enganado mas </text:span><text:span text:style-name="T143">acredito veemente</text:span><text:span text:style-name="T133"> que escondem algo no seu interior </text:span><text:span text:style-name="T214">e t</text:span><text:span text:style-name="T136">alvez a minha </text:span><text:span text:style-name="T221">curiosa </text:span><text:span text:style-name="T136">vontade não se faça esperar em demasia. </text:span><text:span text:style-name="T134">Ouço um </text:span><text:span text:style-name="T207">ruído</text:span><text:span text:style-name="T134"> estranho semelhante ao esvoaçar de um enxame de abelhas, proveniente dos lados da nave mãe, </text:span><text:span text:style-name="T143">a tal</text:span><text:span text:style-name="T134"> que continua lá, impávida e agora menos serena, sobre os telhados da minha aldeia </text:span><text:span text:style-name="T214">assaltada</text:span><text:span text:style-name="T134">. </text:span><text:span text:style-name="T136">Algo está prestes a acontecer... </text:span><text:span text:style-name="T148">Uns raios disparados do pedaço de rocha voador atingem a clareira perto da qual me encontro, pelo meio deles viajam u</text:span><text:span text:style-name="T143">n</text:span><text:span text:style-name="T129">s </text:span><text:span text:style-name="T135">pequen</text:span><text:span text:style-name="T143">o</text:span><text:span text:style-name="T135">s </text:span><text:span text:style-name="T136">objectos brilhantes</text:span><text:span text:style-name="T129"> </text:span><text:span text:style-name="T148">que </text:span><text:span text:style-name="T214">conseguem</text:span><text:span text:style-name="T135"> </text:span><text:span text:style-name="T148">assim </text:span><text:span text:style-name="T214">abandonar </text:span><text:span text:style-name="T135">o interior </text:span><text:span text:style-name="T148">seguro </text:span><text:span text:style-name="T135">d</text:span><text:span text:style-name="T129">a nave mãe. </text:span><text:span text:style-name="T214">D</text:span><text:span text:style-name="T135">irigem</text:span><text:span text:style-name="T214">-se</text:span><text:span text:style-name="T135"> para cá</text:span><text:span text:style-name="T129">. </text:span><text:span text:style-name="T136">São quatro cápsulas redondas... Não. Cinco! </text:span><text:span text:style-name="T137">São </text:span><text:span text:style-name="T214">efectivamente </text:span><text:span text:style-name="T137">cinco os pequenos engenhos voadores que </text:span><text:span text:style-name="T207">viajam pelo carreiro e </text:span><text:span text:style-name="T137">sobrevoam o meu sobreiro, </text:span><text:span text:style-name="T207">vindo </text:span><text:span text:style-name="T149">pousar</text:span><text:span text:style-name="T137"> </text:span><text:span text:style-name="T149">onde termina a via de luz pela qual se deslocam, precisamente </text:span><text:span text:style-name="T137">no meio do terreno </text:span><text:span text:style-name="T214">brutalmente </text:span><text:span text:style-name="T137">escavado </text:span><text:span text:style-name="T207">e escavacado</text:span><text:span text:style-name="T137">. Do interior de cada um sai uma criatura idêntica. Umas bizarra forma, </text:span><text:span text:style-name="T221">um misto de</text:span><text:span text:style-name="T137"> aracníde</text:span><text:span text:style-name="T221">o e polvo</text:span><text:span text:style-name="T137"> no meio da qua</text:span><text:span text:style-name="T221">l</text:span><text:span text:style-name="T137"> existe um cérebro com três olhos </text:span><text:span text:style-name="T215">em triângulo</text:span><text:span text:style-name="T137">. Os braços, </text:span><text:span text:style-name="T221">as patas ou os tentáculos</text:span><text:span text:style-name="T137"> </text:span><text:span text:style-name="T221">(tanto faz </text:span><text:span text:style-name="T137">como lhe queiramos chamar</text:span><text:span text:style-name="T221">)</text:span><text:span text:style-name="T137">, d</text:span><text:span text:style-name="T221">e</text:span><text:span text:style-name="T137">s</text:span><text:span text:style-name="T221">tes</text:span><text:span text:style-name="T137"> “aranh</text:span><text:span text:style-name="T221">o-polvos”</text:span><text:span text:style-name="T137"> extraterrestres são claramente mecânicos </text:span><text:span text:style-name="T149">e </text:span><text:span text:style-name="T137">artificiais. O cérebro protegido </text:span><text:span text:style-name="T146">numa redoma </text:span><text:span text:style-name="T149">semioval </text:span><text:span text:style-name="T146">e </text:span><text:span text:style-name="T137">que coordena os movimentos da criatura é </text:span><text:span text:style-name="T215">com efeito</text:span><text:span text:style-name="T137"> a única coisa que me parece natural </text:span><text:span text:style-name="T149">e viv</text:span><text:span text:style-name="T215">a</text:span><text:span text:style-name="T137">. </text:span><text:span text:style-name="T207">Agora já a</text:span><text:span text:style-name="T137">cho que são assim mesmo estas criaturas d</text:span><text:span text:style-name="T143">o espaço.</text:span><text:span text:style-name="T137"> Apenas cérebros </text:span><text:span text:style-name="T146">ou cabeças</text:span><text:span text:style-name="T137"> com total ausência de tronco ou outros membros próprios. </text:span><text:span text:style-name="T207">C</text:span><text:span text:style-name="T149">abeças </text:span><text:span text:style-name="T207">despidas </text:span><text:span text:style-name="T137">sem </text:span><text:span text:style-name="T207">um </text:span><text:span text:style-name="T137">corpo </text:span><text:span text:style-name="T221">onde</text:span><text:span text:style-name="T143"> as </text:span><text:span text:style-name="T221">mesmas se</text:span><text:span text:style-name="T143"> sustente</text:span><text:span text:style-name="T221">m</text:span><text:span text:style-name="T143">, </text:span><text:span text:style-name="T221">com pouco mais </text:span><text:span text:style-name="T138">de meio metro </text:span><text:span text:style-name="T207">de altura</text:span><text:span text:style-name="T137">! </text:span></text:p>
      <text:p text:style-name="P51"/>
      <text:p text:style-name="P48"><text:span text:style-name="T139">A estes cinco elementos juntam-se os outros cérebros que, </text:span><text:span text:style-name="T208">passando a redundância, </text:span><text:span text:style-name="T143">“</text:span><text:span text:style-name="T139">operavam” os operadores das máquinas. Falo inclusivamente dos buldózeres e das escavadoras que </text:span><text:span text:style-name="T208">aparentavam ser </text:span><text:span text:style-name="T139"><text:s/>guiados </text:span><text:span text:style-name="T208">exclusivamente</text:span><text:span text:style-name="T139"> por seres humanos. Totalmente fals</text:span><text:span text:style-name="T216">a essa minha percepção inicial</text:span><text:span text:style-name="T139">! </text:span><text:span text:style-name="T221">Estes cérebros invasores sugam os seus congéneres humanos e conseguem sobrepor a sua vontade.</text:span><text:span text:style-name="T139"> Cada ocupante terráqueo tinha o seu próprio “</text:span><text:span text:style-name="T143">manobrador”</text:span><text:span text:style-name="T139"> a </text:span><text:span text:style-name="T208">coordená-lo e a </text:span><text:span text:style-name="T139">dirigir-lhe os movimentos.</text:span><text:span text:style-name="T221"> </text:span><text:span text:style-name="T149">Consigo vê-los agora a abandonarem os seus postos de comando.</text:span><text:span text:style-name="T221"> </text:span><text:span text:style-name="T149">Todos sem excepção se d</text:span><text:span text:style-name="T139">irigem para os dois artefactos </text:span><text:span text:style-name="T209">recentemente </text:span><text:span text:style-name="T139">desenterrados, </text:span><text:span text:style-name="T146">os quais circundam e abraçam com os seus tentáculos modificados</text:span><text:span text:style-name="T139">. </text:span><text:span text:style-name="T217">Ouço estalidos secos. </text:span><text:span text:style-name="T139">De algum modo conseguem fazer com que os dois invólucros se comecem a abrir como a tampa de um baú ou caixão. A analogia que me rega de </text:span><text:soft-page-break/><text:span text:style-name="T139">imediato o pensamento é tão forte neste sentido que </text:span><text:span text:style-name="T143">a</text:span><text:span text:style-name="T139">lguma coisa de entre estas duas estas </text:span><text:span text:style-name="T143">caixas </text:span><text:span text:style-name="T139">devem de ser. À </text:span><text:span text:style-name="T140">medida que as respectivas tampas se vão abrindo as esteiras rolantes em que assentam começam a inclinar-se para a vertical endireitando consigo os dois objectos </text:span><text:span text:style-name="T146">cerrados</text:span><text:span text:style-name="T140">. </text:span><text:span text:style-name="T141">Quando a inclinação é quase total e coi</text:span><text:span text:style-name="T142">n</text:span><text:span text:style-name="T141">cide com o abrir por completo do compartimento</text:span><text:span text:style-name="T146"> </text:span><text:span text:style-name="T141">consigo </text:span><text:span text:style-name="T209">espreitar</text:span><text:span text:style-name="T141"> o seu interior...</text:span></text:p>
      <text:p text:style-name="P51"/>
      <text:p text:style-name="P52"><text:span text:style-name="T108">O seu conteúdo são d</text:span><text:span text:style-name="T105">uas figuras gigantescas </text:span><text:span text:style-name="T108">que </text:span><text:span text:style-name="T105">jazem inertes no fundo de cada um destes sarcófagos espaciais cheios de </text:span><text:span text:style-name="T106">luzinhas e </text:span><text:span text:style-name="T105">pequenos botões </text:span><text:span text:style-name="T106">a forrar </text:span><text:span text:style-name="T107">o interior do caricato habitáculo</text:span><text:span text:style-name="T143">. Dois corpos enormes </text:span><text:span text:style-name="T149">e uniformizados</text:span><text:span text:style-name="T143"> </text:span><text:span text:style-name="T149">em tons </text:span><text:span text:style-name="T217">de cinza </text:span><text:span text:style-name="T149">escuro</text:span><text:span text:style-name="T217"> </text:span><text:span text:style-name="T143">que ocupam a quase totalidade da extensão das cápsulas que os encerram. </text:span><text:span text:style-name="T147">O que</text:span><text:span text:style-name="T144"> pisca e emite sons é </text:span><text:span text:style-name="T147">um pequeno cristal </text:span><text:span text:style-name="T222">embutido</text:span><text:span text:style-name="T147"> </text:span><text:span text:style-name="T222">n</text:span><text:span text:style-name="T147">uma chapa arredondada </text:span><text:span text:style-name="T222">de metal</text:span><text:span text:style-name="T147"> que jaz </text:span><text:span text:style-name="T222">incrustada</text:span><text:span text:style-name="T147"> sobre o peito </text:span><text:span text:style-name="T149">de cada uma</text:span><text:span text:style-name="T147"> d</text:span><text:span text:style-name="T149">est</text:span><text:span text:style-name="T147">as criaturas</text:span><text:span text:style-name="T144">. </text:span><text:span text:style-name="T149">A </text:span><text:span text:style-name="T217">maior surpresa é que a</text:span><text:span text:style-name="T149">s peculiares criaturas </text:span><text:span text:style-name="T217">que descrevo </text:span><text:span text:style-name="T149">são acéfalas!</text:span></text:p>
      <text:p text:style-name="P53"/>
      <text:p text:style-name="P59"><text:span text:style-name="T149">Uma boa dúzia de cérebros alienígenas, incluindo dois dos cinco últimos visitantes, abandona os seus escudos protectores e os seus andarilhos </text:span><text:span text:style-name="T218">automatizados </text:span><text:span text:style-name="T149">e começa a pairar no ar por cima dos dois sarcófagos. </text:span><text:span text:style-name="T218">U</text:span><text:span text:style-name="T149">ma enorme bola de luz branca </text:span><text:span text:style-name="T224">e </text:span><text:span text:style-name="T149">ofuscante aparece à sua volta no instante em que se fundem </text:span><text:span text:style-name="T150">numa ú</text:span><text:span text:style-name="T223">nica </text:span><text:span text:style-name="T150">massa viscosa, </text:span><text:span text:style-name="T218">para que</text:span><text:span text:style-name="T150"> segundos depois se separ</text:span><text:span text:style-name="T218">e</text:span><text:span text:style-name="T150">m </text:span><text:span text:style-name="T149">em duas partes e dê</text:span><text:span text:style-name="T218">em </text:span><text:span text:style-name="T149">origem a </text:span><text:span text:style-name="T150">igual número de</text:span><text:span text:style-name="T149"> versões aumentadas de si próprios, </text:span><text:span text:style-name="T218">resultando em </text:span><text:span text:style-name="T149">duas cabeças gigantes com cerca de </text:span><text:span text:style-name="T223">um metro de diâmetro</text:span><text:span text:style-name="T149"> </text:span><text:span text:style-name="T150">que de imediato se atarraxam nos corpos inertes dos ocupantes das </text:span><text:span text:style-name="T223">misteriosas </text:span><text:span text:style-name="T150">cápsulas espaciais. É </text:span><text:span text:style-name="T219">nesse instante</text:span><text:span text:style-name="T150"> que a coordenação de movimentos tem lugar e </text:span><text:span text:style-name="T224">que</text:span><text:span text:style-name="T150"> as duas criaturas até então mortas regressam à vida, coloca</text:span><text:span text:style-name="T224">ndo-se</text:span><text:span text:style-name="T150"> de pé.</text:span><text:span text:style-name="T109"> </text:span><text:span text:style-name="T110">Os restantes elementos circundam-nos </text:span><text:span text:style-name="T150"><text:s/>numa espécie de veneração sem palavras ou gestos. Os dois gigantes experimentam o andar e o mexer dos braços como se nunca antes o tivessem feito, ou, pelo contrário, como se há muito já não o experimentassem, não sei qual das duas hipóteses descreve melhor a situação. </text:span><text:span text:style-name="T234">Equaciono-me se algures no tempo, durante o processo de evolução desta espécie terão chegado a um ponto em que o desenvolvimento avançado das capacidades cognitivas e sensoriais suplantou a necessidade de um corpo físico, e </text:span><text:span text:style-name="T235">se</text:span><text:span text:style-name="T234"> agora por alguma razão que desconheço resolveram inverter ou retroceder nesse </text:span><text:span text:style-name="T235">mesmo processo</text:span><text:span text:style-name="T234">. </text:span><text:span text:style-name="T235">Pelo menos tenho a certeza que sem a ajuda das mãos humanas que escravizaram não conseguiram desenterrar estes seus “deuses” que veneram, </text:span><text:span text:style-name="T236">enfim</text:span><text:span text:style-name="T235">...</text:span></text:p>
      <text:p text:style-name="P59"><text:span text:style-name="T150"/></text:p>
      <text:p text:style-name="P60"><text:span text:style-name="T150">Ouço de novo o tenebroso “Baku!... Baku!...”, desta feita apenas duas vezes, mas em contrapartida ouç</text:span><text:span text:style-name="T224">o-o por </text:span><text:span text:style-name="T150">todo o lado; vindo da nave, vindo de cérebros montados em </text:span><text:span text:style-name="T224">viaturas</text:span><text:span text:style-name="T150"> aracnídeas de todos os tamanhos e feitios que surgem por detrás de cabeços próximos, vindo das criaturas presentes, e vindo d</text:span><text:span text:style-name="T224">os espécimes</text:span><text:span text:style-name="T150"> cabeçud</text:span><text:span text:style-name="T224">o</text:span><text:span text:style-name="T150">s. Dá-se um estrondo enormo e uma forte explosão de luz que tem origem num dos cristais anteriormente referidos </text:span><text:span text:style-name="T225">ofusca-me a visão e</text:span><text:span text:style-name="T150"> faz</text:span><text:span text:style-name="T225">-me</text:span><text:span text:style-name="T150"> perder o </text:span><text:span text:style-name="T225">equilíbrio.</text:span><text:span text:style-name="T150"> Os </text:span><text:soft-page-break/><text:span text:style-name="T225">outros</text:span><text:span text:style-name="T150"> humanos </text:span><text:span text:style-name="T225">também </text:span><text:span text:style-name="T150">caiem </text:span><text:span text:style-name="T225">todos </text:span><text:span text:style-name="T150">ao chão, sem excepção. Só as criaturas das estrelas não reagem. O estranho pedaço de metal irregular que pairava sobre a aldeia começa a dirigir-se para cá e é nesta altura que volto a ver os seus raios sugadores. Desta </text:span><text:span text:style-name="T227">feita</text:span><text:span text:style-name="T150"> não sobem objectos de metal no dito aspirador/elevador </text:span><text:span text:style-name="T227">mas apenas</text:span><text:span text:style-name="T150"> os dois gigantes </text:span><text:span text:style-name="T226">e todos os demais</text:span><text:span text:style-name="T150"> seres que não são da Terra. </text:span><text:span text:style-name="T227">O suposto meteorito começa por se afastar lentamente mas a certa altura acelera de tal forma que desaparece na imensidão do espaço num abrir e fechar de olhos, deixando-me a sós com umas largas centenas de pessoas a vaguear pela floresta, </text:span><text:span text:style-name="T228">sem rumo</text:span><text:span text:style-name="T227">. </text:span><text:span text:style-name="T229">Tento falar com quem conheço mas não obtenho reacção alguma. Toda a gente parece ter perdido faculdades básicas, tais como a fala ou a capacidade de raciocínio, ficando reduzidos apenas aos sentidos </text:span><text:span text:style-name="T233">e às necessidades e </text:span><text:span text:style-name="T229">instintos básicos. Nem mesmo o rapaz com quem tive um encontro fugaz comunica comigo </text:span><text:span text:style-name="T234">quando </text:span><text:span text:style-name="T237">passa os olhos por mim sem me reconhecer</text:span><text:span text:style-name="T229">. </text:span><text:span text:style-name="T234">Quando a razão desaparece com ela some-se tudo aquilo que nos distingue dos animais. Deixando de haver essa distinção tornamo-nos precisamente nisso, em animais. </text:span><text:span text:style-name="T229">E um dess</text:span><text:span text:style-name="T233">e</text:span><text:span text:style-name="T229">s </text:span><text:span text:style-name="T233">de</text:span><text:span text:style-name="T234">s</text:span><text:span text:style-name="T233">ígnios</text:span><text:span text:style-name="T229"> básicos que restou intacto </text:span><text:span text:style-name="T234">nesta gente </text:span><text:span text:style-name="T229">foi a necessidade de sobrevivência, a vontade de comer. Não tarda muito para me ver rodeado de uma multidão esfomeada que me vê, sente, cheira, tenta agarrar, e por último, me quer comer vivo. Sinto-me impotente, completamente horrorizado e </text:span><text:span text:style-name="T230">demasiado cansado para ter </text:span><text:span text:style-name="T229"><text:s/>capacidade de reacção. <text:s/></text:span>Estou perdido neste labirinto de emoções e horror, preso por um fio que subitamente começa a definhar. A minha consciência parece abandonar-me. A imagem deste mundo <text:span text:style-name="T230">horroroso </text:span>desvanece-se aos poucos e <text:span text:style-name="T237">em borrões</text:span>. <text:span text:style-name="T237">Quando finalmente me vi livre</text:span> <text:span text:style-name="T237">l</text:span>ivre do malévolo “Baku!.. Baku!...” <text:span text:style-name="T237">fiquei entregue a um bando de </text:span><text:span text:style-name="T230">canibais...</text:span><text:span text:style-name="T23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Cristo</meta:initial-creator>
    <meta:creation-date>2011-11-10T01:16:45</meta:creation-date>
    <dc:date>2013-06-18T23:02:16</dc:date>
    <meta:editing-duration>P1DT3H22M21S</meta:editing-duration>
    <meta:editing-cycles>169</meta:editing-cycles>
    <meta:generator>LibreOffice/3.6$MacOSX_x86 LibreOffice_project/5b93205-6e6b3fc-7830f6d-c08ad66-1d9bf4</meta:generator>
    <meta:document-statistic meta:table-count="0" meta:image-count="0" meta:object-count="0" meta:page-count="15" meta:paragraph-count="46" meta:word-count="7129" meta:character-count="42281" meta:non-whitespace-character-count="35156"/>
  </office:meta>
</office:document-meta>
</file>